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16.39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00" fo:border="0.002cm solid #000000"/>
    </style:style>
    <style:style style:name="ce4" style:family="table-cell" style:parent-style-name="Default">
      <style:table-cell-properties fo:background-color="#ffff00" fo:border="0.002cm solid #000000"/>
      <style:text-properties style:use-window-font-color="true"/>
    </style:style>
    <style:style style:name="ce5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6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OA_AJHotDraw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org.jhotdraw.applet.DrawApplet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org.jhotdraw.application.DrawApplication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string">
            <text:p>org.jhotdraw.ccconcerns.commands.CommandAspectsOrdering - aspecto</text:p>
          </table:table-cell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string">
            <text:p>org.jhotdraw.ccconcerns.commands.CommandContracts - aspecto</text:p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string">
            <text:p>org.jhotdraw.ccconcerns.commands.CommandObserver - aspecto</text:p>
          </table:table-cell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1" office:value-type="string">
            <text:p>org.jhotdraw.ccconcerns.commands.ObservableUndoableCommand - aspecto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org.jhotdraw.ccconcerns.commands.undo.AlignCommandUndo - aspecto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org.jhotdraw.ccconcerns.commands.undo.BringToFrontCommandUndo - aspecto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org.jhotdraw.ccconcerns.commands.undo.ChangeAttributeCommandUndo - aspecto</text:p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string">
            <text:p>org.jhotdraw.ccconcerns.commands.undo.CommandUndo - aspecto</text:p>
          </table:table-cell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string">
            <text:p>org.jhotdraw.ccconcerns.commands.undo.CutCommandUndo - aspecto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org.jhotdraw.ccconcerns.commands.undo.DeleteCommandUndo - aspecto</text:p>
          </table:table-cell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string">
            <text:p>org.jhotdraw.ccconcerns.commands.undo.DuplicateCommandUndo - aspecto</text:p>
          </table:table-cell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office:value-type="string">
            <text:p>org.jhotdraw.ccconcerns.commands.undo.GroupCommandUndo - aspecto</text:p>
          </table:table-cell>
        </table:table-row>
        <table:table-row table:style-name="ro1">
          <table:table-cell table:style-name="ce1" office:value-type="float" office:value="214">
            <text:p>214</text:p>
          </table:table-cell>
          <table:table-cell table:style-name="ce1" office:value-type="string">
            <text:p>org.jhotdraw.ccconcerns.commands.undo.PasteCommandUndo - aspecto</text:p>
          </table:table-cell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1" office:value-type="string">
            <text:p>org.jhotdraw.ccconcerns.commands.undo.UndoRedoActivity - aspecto</text:p>
          </table:table-cell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office:value-type="string">
            <text:p>org.jhotdraw.ccconcerns.figures.figureselectionobserver.FigureSelectionObserverRole - aspecto</text:p>
          </table:table-cell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1" office:value-type="string">
            <text:p>org.jhotdraw.ccconcerns.figures.figureselectionobserver.FigureSelectionSubjectRole - aspecto</text:p>
          </table:table-cell>
        </table:table-row>
        <table:table-row table:style-name="ro1">
          <table:table-cell table:style-name="ce1" office:value-type="float" office:value="259">
            <text:p>259</text:p>
          </table:table-cell>
          <table:table-cell table:style-name="ce1" office:value-type="string">
            <text:p>org.jhotdraw.ccconcerns.figures.figureselectionobserver.SelectionChangedNotification - aspecto</text:p>
          </table:table-cell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office:value-type="string">
            <text:p>org.jhotdraw.ccconcerns.figures.persistence.IOExceptionHandling - aspecto</text:p>
          </table:table-cell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1" office:value-type="string">
            <text:p>org.jhotdraw.ccconcerns.figures.persistence.PersistentAttributeFigure - aspecto</text:p>
          </table:table-cell>
        </table:table-row>
        <table:table-row table:style-name="ro1">
          <table:table-cell table:style-name="ce1" office:value-type="float" office:value="218">
            <text:p>218</text:p>
          </table:table-cell>
          <table:table-cell table:style-name="ce1" office:value-type="string">
            <text:p>org.jhotdraw.ccconcerns.figures.persistence.PersistentCompositeFigure - aspecto</text:p>
          </table:table-cell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1" office:value-type="string">
            <text:p>org.jhotdraw.ccconcerns.figures.persistence.PersistentDrawing - aspecto</text:p>
          </table:table-cell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1" office:value-type="string">
            <text:p>org.jhotdraw.ccconcerns.figures.persistence.PersistentFigure - aspecto</text:p>
          </table:table-cell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1" office:value-type="string">
            <text:p>org.jhotdraw.ccconcerns.figures.persistence.PersistentImageFigure - aspecto</text:p>
          </table:table-cell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1" office:value-type="string">
            <text:p>org.jhotdraw.ccconcerns.figures.persistence.PersistentTextFigure - aspecto</text:p>
          </table:table-cell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office:value-type="string">
            <text:p>org.jhotdraw.ccconcerns.GenericRole</text:p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string">
            <text:p>org.jhotdraw.ccconcerns.handles.undo.ConnectionHandleUndo - aspecto</text:p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org.jhotdraw.ccconcerns.tools.undo.CreationToolUndo - aspecto</text:p>
          </table:table-cell>
        </table:table-row>
        <table:table-row table:style-name="ro1">
          <table:table-cell table:style-name="ce1" office:value-type="float" office:value="238">
            <text:p>238</text:p>
          </table:table-cell>
          <table:table-cell table:style-name="ce1" office:value-type="string">
            <text:p>org.jhotdraw.ccconcerns.tools.undo.PolygonToolUndo - aspecto</text:p>
          </table:table-cell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" office:value-type="string">
            <text:p>org.jhotdraw.ccconcerns.tools.undo.ScribbleToolUndo - aspecto</text:p>
          </table:table-cell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1" office:value-type="string">
            <text:p>org.jhotdraw.ccconcerns.tools.undo.TextAreaToolUndo - aspecto</text:p>
          </table:table-cell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1" office:value-type="string">
            <text:p>org.jhotdraw.ccconcerns.tools.undo.TextToolUndo - aspecto</text:p>
          </table:table-cell>
        </table:table-row>
        <table:table-row table:style-name="ro1">
          <table:table-cell table:style-name="ce3" office:value-type="float" office:value="21">
            <text:p>21</text:p>
          </table:table-cell>
          <table:table-cell office:value-type="string">
            <text:p>org.jhotdraw.contrib.AutoscrollHelper</text:p>
          </table:table-cell>
        </table:table-row>
        <table:table-row table:style-name="ro1">
          <table:table-cell table:style-name="ce3" office:value-type="float" office:value="38">
            <text:p>38</text:p>
          </table:table-cell>
          <table:table-cell office:value-type="string">
            <text:p>org.jhotdraw.contrib.ChopDiamondConnector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office:value-type="string">
            <text:p>org.jhotdraw.contrib.ChopPolygonConnector</text:p>
          </table:table-cell>
        </table:table-row>
        <table:table-row table:style-name="ro1">
          <table:table-cell table:style-name="ce3" office:value-type="float" office:value="42">
            <text:p>42</text:p>
          </table:table-cell>
          <table:table-cell office:value-type="string">
            <text:p>org.jhotdraw.contrib.ClippingUpdateStrategy</text:p>
          </table:table-cell>
        </table:table-row>
        <table:table-row table:style-name="ro1">
          <table:table-cell table:style-name="ce3" office:value-type="float" office:value="51">
            <text:p>51</text:p>
          </table:table-cell>
          <table:table-cell office:value-type="string">
            <text:p>org.jhotdraw.contrib.CommandCheckBoxMenuItem</text:p>
          </table:table-cell>
        </table:table-row>
        <table:table-row table:style-name="ro1">
          <table:table-cell table:style-name="ce3" office:value-type="float" office:value="54">
            <text:p>54</text:p>
          </table:table-cell>
          <table:table-cell office:value-type="string">
            <text:p>org.jhotdraw.contrib.CommandHolder</text:p>
          </table:table-cell>
        </table:table-row>
        <table:table-row table:style-name="ro1">
          <table:table-cell table:style-name="ce3" office:value-type="float" office:value="57">
            <text:p>57</text:p>
          </table:table-cell>
          <table:table-cell office:value-type="string">
            <text:p>org.jhotdraw.contrib.CommandMenuItem</text:p>
          </table:table-cell>
        </table:table-row>
        <table:table-row table:style-name="ro1">
          <table:table-cell table:style-name="ce3" office:value-type="float" office:value="60">
            <text:p>60</text:p>
          </table:table-cell>
          <table:table-cell office:value-type="string">
            <text:p>org.jhotdraw.contrib.ComponentFigure</text:p>
          </table:table-cell>
        </table:table-row>
        <table:table-row table:style-name="ro1">
          <table:table-cell table:style-name="ce3" office:value-type="float" office:value="62">
            <text:p>62</text:p>
          </table:table-cell>
          <table:table-cell office:value-type="string">
            <text:p>org.jhotdraw.contrib.CompositeFigureCreationTool</text:p>
          </table:table-cell>
        </table:table-row>
        <table:table-row table:style-name="ro1">
          <table:table-cell table:style-name="ce3" office:value-type="float" office:value="30">
            <text:p>30</text:p>
          </table:table-cell>
          <table:table-cell office:value-type="string">
            <text:p>org.jhotdraw.contrib.CTXCommandMenu</text:p>
          </table:table-cell>
        </table:table-row>
        <table:table-row table:style-name="ro1">
          <table:table-cell table:style-name="ce3" office:value-type="float" office:value="31">
            <text:p>31</text:p>
          </table:table-cell>
          <table:table-cell office:value-type="string">
            <text:p>org.jhotdraw.contrib.CTXWindowMenu</text:p>
          </table:table-cell>
        </table:table-row>
        <table:table-row table:style-name="ro1">
          <table:table-cell table:style-name="ce3" office:value-type="float" office:value="76">
            <text:p>76</text:p>
          </table:table-cell>
          <table:table-cell office:value-type="string">
            <text:p>org.jhotdraw.contrib.CustomSelectionTool</text:p>
          </table:table-cell>
        </table:table-row>
        <table:table-row table:style-name="ro1">
          <table:table-cell table:style-name="ce3" office:value-type="float" office:value="77">
            <text:p>77</text:p>
          </table:table-cell>
          <table:table-cell office:value-type="string">
            <text:p>org.jhotdraw.contrib.CustomToolBar</text:p>
          </table:table-cell>
        </table:table-row>
        <table:table-row table:style-name="ro1">
          <table:table-cell table:style-name="ce3" office:value-type="float" office:value="88">
            <text:p>88</text:p>
          </table:table-cell>
          <table:table-cell office:value-type="string">
            <text:p>org.jhotdraw.contrib.Desktop</text:p>
          </table:table-cell>
        </table:table-row>
        <table:table-row table:style-name="ro1">
          <table:table-cell table:style-name="ce3" office:value-type="float" office:value="89">
            <text:p>89</text:p>
          </table:table-cell>
          <table:table-cell office:value-type="string">
            <text:p>org.jhotdraw.contrib.DesktopEvent</text:p>
          </table:table-cell>
        </table:table-row>
        <table:table-row table:style-name="ro1">
          <table:table-cell table:style-name="ce3" office:value-type="float" office:value="90">
            <text:p>90</text:p>
          </table:table-cell>
          <table:table-cell office:value-type="string">
            <text:p>org.jhotdraw.contrib.DesktopEventService</text:p>
          </table:table-cell>
        </table:table-row>
        <table:table-row table:style-name="ro1">
          <table:table-cell table:style-name="ce3" office:value-type="float" office:value="91">
            <text:p>91</text:p>
          </table:table-cell>
          <table:table-cell office:value-type="string">
            <text:p>org.jhotdraw.contrib.DesktopListener</text:p>
          </table:table-cell>
        </table:table-row>
        <table:table-row table:style-name="ro1">
          <table:table-cell table:style-name="ce3" office:value-type="float" office:value="92">
            <text:p>92</text:p>
          </table:table-cell>
          <table:table-cell office:value-type="string">
            <text:p>org.jhotdraw.contrib.DiamondFigur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g.jhotdraw.contrib.dnd.DNDFigures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g.jhotdraw.contrib.dnd.DNDFiguresTransferable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org.jhotdraw.contrib.dnd.DNDHelper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org.jhotdraw.contrib.dnd.DNDInterfac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rg.jhotdraw.contrib.dnd.DragNDropToo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org.jhotdraw.contrib.dnd.JHDDragSourceListener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rg.jhotdraw.contrib.dnd.JHDDropTargetListener</text:p>
          </table:table-cell>
        </table:table-row>
        <table:table-row table:style-name="ro1">
          <table:table-cell table:style-name="ce3" office:value-type="float" office:value="134">
            <text:p>134</text:p>
          </table:table-cell>
          <table:table-cell office:value-type="string">
            <text:p>org.jhotdraw.contrib.FloatingTextArea</text:p>
          </table:table-cell>
        </table:table-row>
        <table:table-row table:style-name="ro1">
          <table:table-cell table:style-name="ce3" office:value-type="float" office:value="142">
            <text:p>142</text:p>
          </table:table-cell>
          <table:table-cell office:value-type="string">
            <text:p>org.jhotdraw.contrib.GraphicalCompositeFigure</text:p>
          </table:table-cell>
        </table:table-row>
        <table:table-row table:style-name="ro1">
          <table:table-cell table:style-name="ce3" office:value-type="float" office:value="159">
            <text:p>159</text:p>
          </table:table-cell>
          <table:table-cell office:value-type="string">
            <text:p>org.jhotdraw.contrib.Help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g.jhotdraw.contrib.html.AbstractContentProduc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rg.jhotdraw.contrib.html.AttributeContentProducerContex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rg.jhotdraw.contrib.html.AttributeFigureContentProducer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rg.jhotdraw.contrib.html.ColorContentProducer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org.jhotdraw.contrib.html.ContentProducer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org.jhotdraw.contrib.html.ContentProducerContext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org.jhotdraw.contrib.html.ContentProducerRegistry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rg.jhotdraw.contrib.html.DiamondFigureGeometricAdapt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rg.jhotdraw.contrib.html.DisposableResourceHolder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rg.jhotdraw.contrib.html.DisposableResourceManager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org.jhotdraw.contrib.html.DisposableResourceManagerFactory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org.jhotdraw.contrib.html.EllipseFigureGeometricAdapter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org.jhotdraw.contrib.html.ETSLADisposalStrategy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org.jhotdraw.contrib.html.FigureContentProducerContext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org.jhotdraw.contrib.html.FigureDataContentProducer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org.jhotdraw.contrib.html.GeometricFigur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org.jhotdraw.contrib.html.HTMLColorContentProducer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org.jhotdraw.contrib.html.HTMLContentProducer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org.jhotdraw.contrib.html.HTMLContentProducerContext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org.jhotdraw.contrib.html.HTMLLayouter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org.jhotdraw.contrib.html.HTMLTextAreaFigure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org.jhotdraw.contrib.html.HTMLTextAreaTool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org.jhotdraw.contrib.html.PolygonFigureGeometricAdapter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org.jhotdraw.contrib.html.ResourceContentProducer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org.jhotdraw.contrib.html.ResourceDisposabilityStrategy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org.jhotdraw.contrib.html.ResourceManagerNotSetException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org.jhotdraw.contrib.html.RoundRectangleGeometricAdapter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org.jhotdraw.contrib.html.StandardDisposableResourceHolder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org.jhotdraw.contrib.html.StandardDisposableResourceManager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org.jhotdraw.contrib.html.TextHolderContentProducer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org.jhotdraw.contrib.html.TriangleFigureGeometricAdapter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org.jhotdraw.contrib.html.URLContentProducer</text:p>
          </table:table-cell>
        </table:table-row>
        <table:table-row table:style-name="ro1">
          <table:table-cell table:style-name="ce3" office:value-type="float" office:value="171">
            <text:p>171</text:p>
          </table:table-cell>
          <table:table-cell office:value-type="string">
            <text:p>org.jhotdraw.contrib.JPanelDesktop</text:p>
          </table:table-cell>
        </table:table-row>
        <table:table-row table:style-name="ro1">
          <table:table-cell table:style-name="ce3" office:value-type="float" office:value="172">
            <text:p>172</text:p>
          </table:table-cell>
          <table:table-cell office:value-type="string">
            <text:p>org.jhotdraw.contrib.JScrollPaneDesktop</text:p>
          </table:table-cell>
        </table:table-row>
        <table:table-row table:style-name="ro1">
          <table:table-cell table:style-name="ce3" office:value-type="float" office:value="176">
            <text:p>176</text:p>
          </table:table-cell>
          <table:table-cell office:value-type="string">
            <text:p>org.jhotdraw.contrib.Layoutable</text:p>
          </table:table-cell>
        </table:table-row>
        <table:table-row table:style-name="ro1">
          <table:table-cell table:style-name="ce3" office:value-type="float" office:value="177">
            <text:p>177</text:p>
          </table:table-cell>
          <table:table-cell office:value-type="string">
            <text:p>org.jhotdraw.contrib.Layouter</text:p>
          </table:table-cell>
        </table:table-row>
        <table:table-row table:style-name="ro1">
          <table:table-cell table:style-name="ce3" office:value-type="float" office:value="186">
            <text:p>186</text:p>
          </table:table-cell>
          <table:table-cell office:value-type="string">
            <text:p>org.jhotdraw.contrib.MDI_DrawApplication</text:p>
          </table:table-cell>
        </table:table-row>
        <table:table-row table:style-name="ro1">
          <table:table-cell table:style-name="ce3" office:value-type="float" office:value="185">
            <text:p>185</text:p>
          </table:table-cell>
          <table:table-cell office:value-type="string">
            <text:p>org.jhotdraw.contrib.MDIDesktopPane</text:p>
          </table:table-cell>
        </table:table-row>
        <table:table-row table:style-name="ro1">
          <table:table-cell table:style-name="ce3" office:value-type="float" office:value="190">
            <text:p>190</text:p>
          </table:table-cell>
          <table:table-cell office:value-type="string">
            <text:p>org.jhotdraw.contrib.MiniMapView</text:p>
          </table:table-cell>
        </table:table-row>
        <table:table-row table:style-name="ro1">
          <table:table-cell table:style-name="ce3" office:value-type="float" office:value="193">
            <text:p>193</text:p>
          </table:table-cell>
          <table:table-cell office:value-type="string">
            <text:p>org.jhotdraw.contrib.NestedCreationTool</text:p>
          </table:table-cell>
        </table:table-row>
        <table:table-row table:style-name="ro1">
          <table:table-cell table:style-name="ce3" office:value-type="float" office:value="233">
            <text:p>233</text:p>
          </table:table-cell>
          <table:table-cell office:value-type="string">
            <text:p>org.jhotdraw.contrib.PolygonFigure</text:p>
          </table:table-cell>
        </table:table-row>
        <table:table-row table:style-name="ro1">
          <table:table-cell table:style-name="ce3" office:value-type="float" office:value="235">
            <text:p>235</text:p>
          </table:table-cell>
          <table:table-cell office:value-type="string">
            <text:p>org.jhotdraw.contrib.PolygonHandle</text:p>
          </table:table-cell>
        </table:table-row>
        <table:table-row table:style-name="ro1">
          <table:table-cell table:style-name="ce3" office:value-type="float" office:value="236">
            <text:p>236</text:p>
          </table:table-cell>
          <table:table-cell office:value-type="string">
            <text:p>org.jhotdraw.contrib.PolygonScaleHandle</text:p>
          </table:table-cell>
        </table:table-row>
        <table:table-row table:style-name="ro1">
          <table:table-cell table:style-name="ce3" office:value-type="float" office:value="237">
            <text:p>237</text:p>
          </table:table-cell>
          <table:table-cell office:value-type="string">
            <text:p>org.jhotdraw.contrib.PolygonTool</text:p>
          </table:table-cell>
        </table:table-row>
        <table:table-row table:style-name="ro1">
          <table:table-cell table:style-name="ce3" office:value-type="float" office:value="239">
            <text:p>239</text:p>
          </table:table-cell>
          <table:table-cell office:value-type="string">
            <text:p>org.jhotdraw.contrib.PopupMenuFigureSelection</text:p>
          </table:table-cell>
        </table:table-row>
        <table:table-row table:style-name="ro1">
          <table:table-cell table:style-name="ce3" office:value-type="float" office:value="265">
            <text:p>265</text:p>
          </table:table-cell>
          <table:table-cell office:value-type="string">
            <text:p>org.jhotdraw.contrib.SimpleLayouter</text:p>
          </table:table-cell>
        </table:table-row>
        <table:table-row table:style-name="ro1">
          <table:table-cell table:style-name="ce3" office:value-type="float" office:value="268">
            <text:p>268</text:p>
          </table:table-cell>
          <table:table-cell office:value-type="string">
            <text:p>org.jhotdraw.contrib.SplitConnectionTool</text:p>
          </table:table-cell>
        </table:table-row>
        <table:table-row table:style-name="ro1">
          <table:table-cell table:style-name="ce3" office:value-type="float" office:value="269">
            <text:p>269</text:p>
          </table:table-cell>
          <table:table-cell office:value-type="string">
            <text:p>org.jhotdraw.contrib.SplitPaneDesktop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office:value-type="string">
            <text:p>org.jhotdraw.contrib.SplitPaneDrawApplication</text:p>
          </table:table-cell>
        </table:table-row>
        <table:table-row table:style-name="ro1">
          <table:table-cell table:style-name="ce3" office:value-type="float" office:value="276">
            <text:p>276</text:p>
          </table:table-cell>
          <table:table-cell office:value-type="string">
            <text:p>org.jhotdraw.contrib.StandardLayouter</text:p>
          </table:table-cell>
        </table:table-row>
        <table:table-row table:style-name="ro1">
          <table:table-cell table:style-name="ce3" office:value-type="float" office:value="252">
            <text:p>252</text:p>
          </table:table-cell>
          <table:table-cell office:value-type="string">
            <text:p>org.jhotdraw.contrib.SVGDrawApp</text:p>
          </table:table-cell>
        </table:table-row>
        <table:table-row table:style-name="ro1">
          <table:table-cell table:style-name="ce3" office:value-type="float" office:value="253">
            <text:p>253</text:p>
          </table:table-cell>
          <table:table-cell office:value-type="string">
            <text:p>org.jhotdraw.contrib.SVGStorageFormat</text:p>
          </table:table-cell>
        </table:table-row>
        <table:table-row table:style-name="ro1">
          <table:table-cell table:style-name="ce3" office:value-type="float" office:value="284">
            <text:p>284</text:p>
          </table:table-cell>
          <table:table-cell office:value-type="string">
            <text:p>org.jhotdraw.contrib.TextAreaFigure</text:p>
          </table:table-cell>
        </table:table-row>
        <table:table-row table:style-name="ro1">
          <table:table-cell table:style-name="ce3" office:value-type="float" office:value="285">
            <text:p>285</text:p>
          </table:table-cell>
          <table:table-cell office:value-type="string">
            <text:p>org.jhotdraw.contrib.TextAreaTool</text:p>
          </table:table-cell>
        </table:table-row>
        <table:table-row table:style-name="ro1">
          <table:table-cell table:style-name="ce3" office:value-type="float" office:value="296">
            <text:p>296</text:p>
          </table:table-cell>
          <table:table-cell office:value-type="string">
            <text:p>org.jhotdraw.contrib.TriangleFigure</text:p>
          </table:table-cell>
        </table:table-row>
        <table:table-row table:style-name="ro1">
          <table:table-cell table:style-name="ce3" office:value-type="float" office:value="298">
            <text:p>298</text:p>
          </table:table-cell>
          <table:table-cell office:value-type="string">
            <text:p>org.jhotdraw.contrib.TriangleRotationHandle</text:p>
          </table:table-cell>
        </table:table-row>
        <table:table-row table:style-name="ro1">
          <table:table-cell table:style-name="ce3" office:value-type="float" office:value="314">
            <text:p>314</text:p>
          </table:table-cell>
          <table:table-cell office:value-type="string">
            <text:p>org.jhotdraw.contrib.WindowMenu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g.jhotdraw.contrib.zoom.AreaTracker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org.jhotdraw.contrib.zoom.DoubleBufferImage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org.jhotdraw.contrib.zoom.MiniMapZoomableView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org.jhotdraw.contrib.zoom.ScalingGraphics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org.jhotdraw.contrib.zoom.ZoomAreaTracker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org.jhotdraw.contrib.zoom.ZoomCommand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org.jhotdraw.contrib.zoom.ZoomDrawingView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org.jhotdraw.contrib.zoom.ZoomTool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org.jhotdraw.contrib.zoom.ZoomUpdateStrategy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org.jhotdraw.figures.AbstractLineDecoration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org.jhotdraw.figures.ArrowTip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org.jhotdraw.figures.AttributeFigure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org.jhotdraw.figures.BorderDecorator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org.jhotdraw.figures.BorderTool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org.jhotdraw.figures.ChopEllipseConnector</text:p>
          </table:table-cell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string">
            <text:p>org.jhotdraw.figures.ConnectedTextTool</text:p>
          </table:table-cell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string">
            <text:p>org.jhotdraw.figures.ElbowConnection</text:p>
          </table:table-cell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office:value-type="string">
            <text:p>org.jhotdraw.figures.ElbowHandle</text:p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office:value-type="string">
            <text:p>org.jhotdraw.figures.EllipseFigure</text:p>
          </table:table-cell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string">
            <text:p>org.jhotdraw.figures.FigureAttributes</text:p>
          </table:table-cell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office:value-type="string">
            <text:p>org.jhotdraw.figures.FontSizeHandle</text:p>
          </table:table-cell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office:value-type="string">
            <text:p>org.jhotdraw.figures.GroupCommand</text:p>
          </table:table-cell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office:value-type="string">
            <text:p>org.jhotdraw.figures.GroupFigure</text:p>
          </table:table-cell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office:value-type="string">
            <text:p>org.jhotdraw.figures.GroupHandle</text:p>
          </table:table-cell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" office:value-type="string">
            <text:p>org.jhotdraw.figures.ImageFigure</text:p>
          </table:table-cell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office:value-type="string">
            <text:p>org.jhotdraw.figures.InsertImageCommand</text:p>
          </table:table-cell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1" office:value-type="string">
            <text:p>org.jhotdraw.figures.LineConnection</text:p>
          </table:table-cell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office:value-type="string">
            <text:p>org.jhotdraw.figures.LineDecoration</text:p>
          </table:table-cell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1" office:value-type="string">
            <text:p>org.jhotdraw.figures.LineFigure</text:p>
          </table:table-cell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1" office:value-type="string">
            <text:p>org.jhotdraw.figures.NullConnector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string">
            <text:p>org.jhotdraw.figures.NullFigure</text:p>
          </table:table-cell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1" office:value-type="string">
            <text:p>org.jhotdraw.figures.NumberTextFigure</text:p>
          </table:table-cell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1" office:value-type="string">
            <text:p>org.jhotdraw.figures.PolyLineConnector</text:p>
          </table:table-cell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1" office:value-type="string">
            <text:p>org.jhotdraw.figures.PolyLineFigure</text:p>
          </table:table-cell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1" office:value-type="string">
            <text:p>org.jhotdraw.figures.PolyLineHandle</text:p>
          </table:table-cell>
        </table:table-row>
        <table:table-row table:style-name="ro1">
          <table:table-cell table:style-name="ce1" office:value-type="float" office:value="232">
            <text:p>232</text:p>
          </table:table-cell>
          <table:table-cell table:style-name="ce1" office:value-type="string">
            <text:p>org.jhotdraw.figures.PolyLineLocator</text:p>
          </table:table-cell>
        </table:table-row>
        <table:table-row table:style-name="ro1">
          <table:table-cell table:style-name="ce1" office:value-type="float" office:value="241">
            <text:p>241</text:p>
          </table:table-cell>
          <table:table-cell table:style-name="ce1" office:value-type="string">
            <text:p>org.jhotdraw.figures.RadiusHandle</text:p>
          </table:table-cell>
        </table:table-row>
        <table:table-row table:style-name="ro1">
          <table:table-cell table:style-name="ce1" office:value-type="float" office:value="242">
            <text:p>242</text:p>
          </table:table-cell>
          <table:table-cell table:style-name="ce1" office:value-type="string">
            <text:p>org.jhotdraw.figures.RectangleFigure</text:p>
          </table:table-cell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office:value-type="string">
            <text:p>org.jhotdraw.figures.RoundRectangleFigure</text:p>
          </table:table-cell>
        </table:table-row>
        <table:table-row table:style-name="ro1">
          <table:table-cell table:style-name="ce1" office:value-type="float" office:value="255">
            <text:p>255</text:p>
          </table:table-cell>
          <table:table-cell table:style-name="ce1" office:value-type="string">
            <text:p>org.jhotdraw.figures.ScribbleTool</text:p>
          </table:table-cell>
        </table:table-row>
        <table:table-row table:style-name="ro1">
          <table:table-cell table:style-name="ce1" office:value-type="float" office:value="264">
            <text:p>264</text:p>
          </table:table-cell>
          <table:table-cell table:style-name="ce1" office:value-type="string">
            <text:p>org.jhotdraw.figures.ShortestDistanceConnector</text:p>
          </table:table-cell>
        </table:table-row>
        <table:table-row table:style-name="ro1">
          <table:table-cell table:style-name="ce1" office:value-type="float" office:value="287">
            <text:p>287</text:p>
          </table:table-cell>
          <table:table-cell table:style-name="ce1" office:value-type="string">
            <text:p>org.jhotdraw.figures.TextFigure</text:p>
          </table:table-cell>
        </table:table-row>
        <table:table-row table:style-name="ro1">
          <table:table-cell table:style-name="ce1" office:value-type="float" office:value="290">
            <text:p>290</text:p>
          </table:table-cell>
          <table:table-cell table:style-name="ce1" office:value-type="string">
            <text:p>org.jhotdraw.figures.TextTool</text:p>
          </table:table-cell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1" office:value-type="string">
            <text:p>org.jhotdraw.figures.UngroupCommand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g.jhotdraw.framework.ConnectionFigur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rg.jhotdraw.framework.Connector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org.jhotdraw.framework.Cursor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org.jhotdraw.framework.Drawing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rg.jhotdraw.framework.DrawingChangeEvent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org.jhotdraw.framework.DrawingChangeListener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org.jhotdraw.framework.DrawingEditor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rg.jhotdraw.framework.DrawingView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org.jhotdraw.framework.Figure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rg.jhotdraw.framework.FigureAttributeConstant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org.jhotdraw.framework.FigureChangeEvent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org.jhotdraw.framework.FigureChangeListener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rg.jhotdraw.framework.FigureEnumeration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org.jhotdraw.framework.FigureSelection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org.jhotdraw.framework.FigureSelectionListener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g.jhotdraw.framework.FigureVisitor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org.jhotdraw.framework.Handle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org.jhotdraw.framework.HandleEnumeration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org.jhotdraw.framework.JHotDrawException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org.jhotdraw.framework.JHotDrawRuntimeException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org.jhotdraw.framework.Locator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rg.jhotdraw.framework.Painter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org.jhotdraw.framework.PointConstraine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org.jhotdraw.framework.Tool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org.jhotdraw.framework.ToolListener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org.jhotdraw.framework.ViewChangeListener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org.jhotdraw.samples.javadraw.AnimationDecorator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org.jhotdraw.samples.javadraw.Animator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org.jhotdraw.samples.javadraw.BouncingDrawing</text:p>
          </table:table-cell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office:value-type="string">
            <text:p>org.jhotdraw.samples.javadraw.FollowURLTool</text:p>
          </table:table-cell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" office:value-type="string">
            <text:p>org.jhotdraw.samples.javadraw.JavaDrawApp</text:p>
          </table:table-cell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" office:value-type="string">
            <text:p>org.jhotdraw.samples.javadraw.JavaDrawApplet</text:p>
          </table:table-cell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" office:value-type="string">
            <text:p>org.jhotdraw.samples.javadraw.JavaDrawViewer</text:p>
          </table:table-cell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office:value-type="string">
            <text:p>org.jhotdraw.samples.javadraw.MySelectionTool</text:p>
          </table:table-cell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1" office:value-type="string">
            <text:p>org.jhotdraw.samples.javadraw.PatternPainter</text:p>
          </table:table-cell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office:value-type="string">
            <text:p>org.jhotdraw.samples.javadraw.URLTool</text:p>
          </table:table-cell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office:value-type="string">
            <text:p>org.jhotdraw.samples.minimap.MiniMapApplication</text:p>
          </table:table-cell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1" office:value-type="string">
            <text:p>org.jhotdraw.samples.minimap.MiniMapDesktop</text:p>
          </table:table-cell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1" office:value-type="string">
            <text:p>org.jhotdraw.samples.net.NetApp</text:p>
          </table:table-cell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1" office:value-type="string">
            <text:p>org.jhotdraw.samples.net.NodeFigure</text:p>
          </table:table-cell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office:value-type="string">
            <text:p>org.jhotdraw.samples.nothing.NothingApp</text:p>
          </table:table-cell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1" office:value-type="string">
            <text:p>org.jhotdraw.samples.nothing.NothingApplet</text:p>
          </table:table-cell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office:value-type="string">
            <text:p>org.jhotdraw.samples.pert.PertApplet</text:p>
          </table:table-cell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1" office:value-type="string">
            <text:p>org.jhotdraw.samples.pert.PertApplication</text:p>
          </table:table-cell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1" office:value-type="string">
            <text:p>org.jhotdraw.samples.pert.PertDependency</text:p>
          </table:table-cell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1" office:value-type="string">
            <text:p>org.jhotdraw.samples.pert.PertFigure</text:p>
          </table:table-cell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1" office:value-type="string">
            <text:p>org.jhotdraw.samples.pert.PertFigureCreationTo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g.jhotdraw.standard.AbstractComma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g.jhotdraw.standard.AbstractConnecto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rg.jhotdraw.standard.AbstractFigur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rg.jhotdraw.standard.AbstractHand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g.jhotdraw.standard.AbstractLocato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rg.jhotdraw.standard.AbstractToo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g.jhotdraw.standard.ActionToo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rg.jhotdraw.standard.AlignComma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g.jhotdraw.standard.AWTCurso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rg.jhotdraw.standard.BoxHandleKi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rg.jhotdraw.standard.BringToFrontComman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rg.jhotdraw.standard.BufferedUpdateStrategy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g.jhotdraw.standard.ChangeAttributeComman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rg.jhotdraw.standard.ChangeConnectionEndHandl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rg.jhotdraw.standard.ChangeConnectionHandl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rg.jhotdraw.standard.ChangeConnectionStartHandl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rg.jhotdraw.standard.ChopBoxConnector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org.jhotdraw.standard.CompositeFigur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org.jhotdraw.standard.ConnectionHandl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org.jhotdraw.standard.ConnectionToo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rg.jhotdraw.standard.CopyCommand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org.jhotdraw.standard.CreationToo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org.jhotdraw.standard.CutCommand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rg.jhotdraw.standard.DecoratorFigure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org.jhotdraw.standard.DeleteCommand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org.jhotdraw.standard.DeleteFromDrawingVisitor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rg.jhotdraw.standard.DragTracker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org.jhotdraw.standard.DuplicateCommand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org.jhotdraw.standard.FastBufferedUpdateStrategy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org.jhotdraw.standard.FigureAndEnumerator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org.jhotdraw.standard.FigureChangeAdapter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org.jhotdraw.standard.FigureChangeEventMulticaster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org.jhotdraw.standard.FigureEnumerator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org.jhotdraw.standard.FigureTransferCommand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org.jhotdraw.standard.GridConstrainer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org.jhotdraw.standard.HandleAndEnumerator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org.jhotdraw.standard.HandleEnumerator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org.jhotdraw.standard.HandleTracker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org.jhotdraw.standard.InsertIntoDrawingVisitor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org.jhotdraw.standard.LocatorConnector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org.jhotdraw.standard.LocatorHandle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org.jhotdraw.standard.NullDrawingView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org.jhotdraw.standard.NullHandle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org.jhotdraw.standard.NullPainter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org.jhotdraw.standard.NullToo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org.jhotdraw.standard.OffsetLocator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rg.jhotdraw.standard.OrderedFigureElement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org.jhotdraw.standard.PasteCommand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org.jhotdraw.standard.PeripheralLocator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org.jhotdraw.standard.QuadTree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org.jhotdraw.standard.RelativeLocator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org.jhotdraw.standard.ReverseFigureEnumerator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org.jhotdraw.standard.SelectAllCommand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org.jhotdraw.standard.SelectAreaTracker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org.jhotdraw.standard.SelectionTool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org.jhotdraw.standard.SendToBackCommand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org.jhotdraw.standard.SimpleUpdateStrategy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org.jhotdraw.standard.SingleFigureEnumerator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org.jhotdraw.standard.StandardDrawing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org.jhotdraw.standard.StandardDrawingView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org.jhotdraw.standard.StandardFigureSelection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org.jhotdraw.standard.TextHolder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org.jhotdraw.standard.ToggleGridCommand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org.jhotdraw.standard.ToolButton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org.jhotdraw.util.Animatable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org.jhotdraw.util.Bounds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org.jhotdraw.util.Clipboard</text:p>
          </table:table-cell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1" office:value-type="string">
            <text:p>org.jhotdraw.util.collections.jdk11.CollectionsFactoryJDK11</text:p>
          </table:table-cell>
        </table:table-row>
        <table:table-row table:style-name="ro1">
          <table:table-cell table:style-name="ce3" office:value-type="float" office:value="165">
            <text:p>165</text:p>
          </table:table-cell>
          <table:table-cell table:style-name="ce1" office:value-type="string">
            <text:p>org.jhotdraw.util.collections.jdk11.IteratorWrapper</text:p>
          </table:table-cell>
        </table:table-row>
        <table:table-row table:style-name="ro1">
          <table:table-cell table:style-name="ce3" office:value-type="float" office:value="181">
            <text:p>181</text:p>
          </table:table-cell>
          <table:table-cell table:style-name="ce1" office:value-type="string">
            <text:p>org.jhotdraw.util.collections.jdk11.ListWrapper</text:p>
          </table:table-cell>
        </table:table-row>
        <table:table-row table:style-name="ro1">
          <table:table-cell table:style-name="ce3" office:value-type="float" office:value="187">
            <text:p>187</text:p>
          </table:table-cell>
          <table:table-cell table:style-name="ce1" office:value-type="string">
            <text:p>org.jhotdraw.util.collections.jdk11.MapWrapper</text:p>
          </table:table-cell>
        </table:table-row>
        <table:table-row table:style-name="ro1">
          <table:table-cell table:style-name="ce3" office:value-type="float" office:value="263">
            <text:p>263</text:p>
          </table:table-cell>
          <table:table-cell table:style-name="ce1" office:value-type="string">
            <text:p>org.jhotdraw.util.collections.jdk11.SetWrapper</text:p>
          </table:table-cell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1" office:value-type="string">
            <text:p>org.jhotdraw.util.collections.jdk12.CollectionsFactoryJDK12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org.jhotdraw.util.CollectionsFactory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org.jhotdraw.util.ColorMap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string">
            <text:p>org.jhotdraw.util.Command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org.jhotdraw.util.CommandButton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string">
            <text:p>org.jhotdraw.util.CommandChoice</text:p>
          </table:table-cell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org.jhotdraw.util.CommandListener</text:p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org.jhotdraw.util.CommandMenu</text:p>
          </table:table-cell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office:value-type="string">
            <text:p>org.jhotdraw.util.Filler</text:p>
          </table:table-cell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office:value-type="string">
            <text:p>org.jhotdraw.util.FloatingTextField</text:p>
          </table:table-cell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office:value-type="string">
            <text:p>org.jhotdraw.util.Geom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office:value-type="string">
            <text:p>org.jhotdraw.util.GraphLayout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office:value-type="string">
            <text:p>org.jhotdraw.util.Iconkit</text:p>
          </table:table-cell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1" office:value-type="string">
            <text:p>org.jhotdraw.util.JDOStorageFormat</text:p>
          </table:table-cell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1" office:value-type="string">
            <text:p>org.jhotdraw.util.PaletteButton</text:p>
          </table:table-cell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1" office:value-type="string">
            <text:p>org.jhotdraw.util.PaletteIcon</text:p>
          </table:table-cell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1" office:value-type="string">
            <text:p>org.jhotdraw.util.PaletteLayout</text:p>
          </table:table-cell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1" office:value-type="string">
            <text:p>org.jhotdraw.util.PaletteListener</text:p>
          </table:table-cell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1" office:value-type="string">
            <text:p>org.jhotdraw.util.RedoCommand</text:p>
          </table:table-cell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1" office:value-type="string">
            <text:p>org.jhotdraw.util.ReverseListEnumerator</text:p>
          </table:table-cell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1" office:value-type="string">
            <text:p>org.jhotdraw.util.SerializationStorageFormat</text:p>
          </table:table-cell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1" office:value-type="string">
            <text:p>org.jhotdraw.util.StandardStorageFormat</text:p>
          </table:table-cell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1" office:value-type="string">
            <text:p>org.jhotdraw.util.StandardVersionControlStrategy</text:p>
          </table:table-cell>
        </table:table-row>
        <table:table-row table:style-name="ro1">
          <table:table-cell table:style-name="ce1" office:value-type="float" office:value="279">
            <text:p>279</text:p>
          </table:table-cell>
          <table:table-cell table:style-name="ce1" office:value-type="string">
            <text:p>org.jhotdraw.util.Storable</text:p>
          </table:table-cell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1" office:value-type="string">
            <text:p>org.jhotdraw.util.StorableInput</text:p>
          </table:table-cell>
        </table:table-row>
        <table:table-row table:style-name="ro1">
          <table:table-cell table:style-name="ce1" office:value-type="float" office:value="281">
            <text:p>281</text:p>
          </table:table-cell>
          <table:table-cell table:style-name="ce1" office:value-type="string">
            <text:p>org.jhotdraw.util.StorableOutput</text:p>
          </table:table-cell>
        </table:table-row>
        <table:table-row table:style-name="ro1">
          <table:table-cell table:style-name="ce1" office:value-type="float" office:value="282">
            <text:p>282</text:p>
          </table:table-cell>
          <table:table-cell table:style-name="ce1" office:value-type="string">
            <text:p>org.jhotdraw.util.StorageFormat</text:p>
          </table:table-cell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1" office:value-type="string">
            <text:p>org.jhotdraw.util.StorageFormatManager</text:p>
          </table:table-cell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1" office:value-type="string">
            <text:p>org.jhotdraw.util.Undoable</text:p>
          </table:table-cell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1" office:value-type="string">
            <text:p>org.jhotdraw.util.UndoableAdapter</text:p>
          </table:table-cell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1" office:value-type="string">
            <text:p>org.jhotdraw.util.UndoableCommand - aspecto</text:p>
          </table:table-cell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1" office:value-type="string">
            <text:p>org.jhotdraw.util.UndoableHandle</text:p>
          </table:table-cell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1" office:value-type="string">
            <text:p>org.jhotdraw.util.UndoableTool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1" office:value-type="string">
            <text:p>org.jhotdraw.util.UndoCommand</text:p>
          </table:table-cell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1" office:value-type="string">
            <text:p>org.jhotdraw.util.UndoManager</text:p>
          </table:table-cell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1" office:value-type="string">
            <text:p>org.jhotdraw.util.VersionControlStrategy</text:p>
          </table:table-cell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1" office:value-type="string">
            <text:p>org.jhotdraw.util.VersionManagement</text:p>
          </table:table-cell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1" office:value-type="string">
            <text:p>org.jhotdraw.util.VersionRequester</text:p>
          </table:table-cell>
        </table:table-row>
        <table:table-row table:style-name="ro1" table:number-rows-repeated="104825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A_AJHsqldb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org.hsqldb.aspects.Caching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4" office:value-type="string">
            <text:p>org.hsqldb.aspects.ExceptionHandlingAbstract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4" office:value-type="string">
            <text:p>org.hsqldb.aspects.ExceptionHandlingConcrete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137">
            <text:p>137</text:p>
          </table:table-cell>
          <table:table-cell table:style-name="ce4" office:value-type="string">
            <text:p>org.hsqldb.aspects.ProfilingAbstract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138">
            <text:p>138</text:p>
          </table:table-cell>
          <table:table-cell table:style-name="ce4" office:value-type="string">
            <text:p>org.hsqldb.aspects.ProfilingConcrete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49">
            <text:p>249</text:p>
          </table:table-cell>
          <table:table-cell table:style-name="ce4" office:value-type="string">
            <text:p>org.hsqldb.aspects.TracingAbstract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50">
            <text:p>250</text:p>
          </table:table-cell>
          <table:table-cell table:style-name="ce4" office:value-type="string">
            <text:p>org.hsqldb.aspects.TracingConcrete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51">
            <text:p>251</text:p>
          </table:table-cell>
          <table:table-cell table:style-name="ce4" office:value-type="string">
            <text:p>org.hsqldb.aspects.TracingFull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52">
            <text:p>252</text:p>
          </table:table-cell>
          <table:table-cell table:style-name="ce4" office:value-type="string">
            <text:p>org.hsqldb.aspects.TracingRedirectOutputAspec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70">
            <text:p>270</text:p>
          </table:table-cell>
          <table:table-cell table:style-name="ce4" office:value-type="string">
            <text:p>org.hsqldb.aspects.UtilAspect - aspecto</text:p>
          </table:table-cell>
          <table:table-cell table:number-columns-repeated="102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org.hsqldb.index.RowIterator</text:p>
          </table:table-cell>
          <table:table-cell table:number-columns-repeated="1022"/>
        </table:table-row>
        <table:table-row table:style-name="ro1">
          <table:table-cell table:style-name="ce4" office:value-type="float" office:value="285">
            <text:p>285</text:p>
          </table:table-cell>
          <table:table-cell table:style-name="ce4" office:value-type="string">
            <text:p>org.hsqldb.jdbc.jdbcBlob</text:p>
          </table:table-cell>
          <table:table-cell table:number-columns-repeated="1022"/>
        </table:table-row>
        <table:table-row table:style-name="ro1">
          <table:table-cell table:style-name="ce4" office:value-type="float" office:value="286">
            <text:p>286</text:p>
          </table:table-cell>
          <table:table-cell table:style-name="ce4" office:value-type="string">
            <text:p>org.hsqldb.jdbc.jdbcCallableStatement</text:p>
          </table:table-cell>
          <table:table-cell table:number-columns-repeated="1022"/>
        </table:table-row>
        <table:table-row table:style-name="ro1">
          <table:table-cell table:style-name="ce4" office:value-type="float" office:value="287">
            <text:p>287</text:p>
          </table:table-cell>
          <table:table-cell table:style-name="ce4" office:value-type="string">
            <text:p>org.hsqldb.jdbc.jdbcClob</text:p>
          </table:table-cell>
          <table:table-cell table:number-columns-repeated="1022"/>
        </table:table-row>
        <table:table-row table:style-name="ro1">
          <table:table-cell table:style-name="ce4" office:value-type="float" office:value="288">
            <text:p>288</text:p>
          </table:table-cell>
          <table:table-cell table:style-name="ce4" office:value-type="string">
            <text:p>org.hsqldb.jdbc.jdbcColumnMetaData</text:p>
          </table:table-cell>
          <table:table-cell table:number-columns-repeated="1022"/>
        </table:table-row>
        <table:table-row table:style-name="ro1">
          <table:table-cell table:style-name="ce4" office:value-type="float" office:value="289">
            <text:p>289</text:p>
          </table:table-cell>
          <table:table-cell table:style-name="ce4" office:value-type="string">
            <text:p>org.hsqldb.jdbc.jdbcConnection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92">
            <text:p>292</text:p>
          </table:table-cell>
          <table:table-cell table:style-name="ce4" office:value-type="string">
            <text:p>org.hsqldb.jdbc.jdbcDatabaseMetaData</text:p>
          </table:table-cell>
          <table:table-cell table:number-columns-repeated="1022"/>
        </table:table-row>
        <table:table-row table:style-name="ro1">
          <table:table-cell table:style-name="ce4" office:value-type="float" office:value="290">
            <text:p>290</text:p>
          </table:table-cell>
          <table:table-cell table:style-name="ce4" office:value-type="string">
            <text:p>org.hsqldb.jdbc.jdbcDataSource</text:p>
          </table:table-cell>
          <table:table-cell table:number-columns-repeated="1022"/>
        </table:table-row>
        <table:table-row table:style-name="ro1">
          <table:table-cell table:style-name="ce4" office:value-type="float" office:value="291">
            <text:p>291</text:p>
          </table:table-cell>
          <table:table-cell table:style-name="ce4" office:value-type="string">
            <text:p>org.hsqldb.jdbc.jdbcDataSourceFactory</text:p>
          </table:table-cell>
          <table:table-cell table:number-columns-repeated="1022"/>
        </table:table-row>
        <table:table-row table:style-name="ro1">
          <table:table-cell table:style-name="ce4" office:value-type="float" office:value="294">
            <text:p>294</text:p>
          </table:table-cell>
          <table:table-cell table:style-name="ce4" office:value-type="string">
            <text:p>org.hsqldb.jdbc.jdbcParameterMetaData</text:p>
          </table:table-cell>
          <table:table-cell table:number-columns-repeated="1022"/>
        </table:table-row>
        <table:table-row table:style-name="ro1">
          <table:table-cell table:style-name="ce4" office:value-type="float" office:value="295">
            <text:p>295</text:p>
          </table:table-cell>
          <table:table-cell table:style-name="ce4" office:value-type="string">
            <text:p>org.hsqldb.jdbc.jdbcPreparedStatemen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96">
            <text:p>296</text:p>
          </table:table-cell>
          <table:table-cell table:style-name="ce4" office:value-type="string">
            <text:p>org.hsqldb.jdbc.jdbcResultSe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97">
            <text:p>297</text:p>
          </table:table-cell>
          <table:table-cell table:style-name="ce4" office:value-type="string">
            <text:p>org.hsqldb.jdbc.jdbcResultSetMetaData</text:p>
          </table:table-cell>
          <table:table-cell table:number-columns-repeated="1022"/>
        </table:table-row>
        <table:table-row table:style-name="ro1">
          <table:table-cell table:style-name="ce4" office:value-type="float" office:value="298">
            <text:p>298</text:p>
          </table:table-cell>
          <table:table-cell table:style-name="ce4" office:value-type="string">
            <text:p>org.hsqldb.jdbc.jdbcSavepoint</text:p>
          </table:table-cell>
          <table:table-cell table:number-columns-repeated="1022"/>
        </table:table-row>
        <table:table-row table:style-name="ro1">
          <table:table-cell table:style-name="ce4" office:value-type="float" office:value="299">
            <text:p>299</text:p>
          </table:table-cell>
          <table:table-cell table:style-name="ce4" office:value-type="string">
            <text:p>org.hsqldb.jdbc.jdbcStatement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string">
            <text:p>org.hsqldb.jdbc.jdbcStubs</text:p>
          </table:table-cell>
          <table:table-cell table:number-columns-repeated="1022"/>
        </table:table-row>
        <table:table-row table:style-name="ro1">
          <table:table-cell table:style-name="ce4" office:value-type="float" office:value="269">
            <text:p>269</text:p>
          </table:table-cell>
          <table:table-cell table:style-name="ce4" office:value-type="string">
            <text:p>org.hsqldb.jdbc.Util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g.hsqldb.lib.ArrayCounter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g.hsqldb.lib.ArrayUtil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g.hsqldb.lib.AsciiStringInputStream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rg.hsqldb.lib.BaseList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rg.hsqldb.lib.BooleanConverter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rg.hsqldb.lib.Collection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rg.hsqldb.lib.DoubleIntIndex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rg.hsqldb.lib.FileAccess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org.hsqldb.lib.FileUti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rg.hsqldb.lib.HashMap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rg.hsqldb.lib.HashMappedList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org.hsqldb.lib.HashSet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g.hsqldb.lib.HsqlArrayHeap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g.hsqldb.lib.HsqlArrayList</text:p>
          </table:table-cell>
          <table:table-cell table:number-columns-repeated="102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org.hsqldb.lib.HsqlByteArrayInputStream</text:p>
          </table:table-cell>
          <table:table-cell table:number-columns-repeated="102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org.hsqldb.lib.HsqlByteArrayOutputStream</text:p>
          </table:table-cell>
          <table:table-cell table:number-columns-repeated="102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org.hsqldb.lib.HsqlDeque</text:p>
          </table:table-cell>
          <table:table-cell table:number-columns-repeated="102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org.hsqldb.lib.HsqlHeap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org.hsqldb.lib.HsqlLinkedList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org.hsqldb.lib.HsqlList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rg.hsqldb.lib.HsqlTaskQueue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rg.hsqldb.lib.HsqlThreadFactory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org.hsqldb.lib.HsqlTimer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org.hsqldb.lib.InOutUtil</text:p>
          </table:table-cell>
          <table:table-cell table:number-columns-repeated="102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org.hsqldb.lib.IntKeyHashMap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rg.hsqldb.lib.IntKeyIntValueHashMap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org.hsqldb.lib.IntKeyLongValueHashMap</text:p>
          </table:table-cell>
          <table:table-cell table:number-columns-repeated="102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org.hsqldb.lib.IntLookup</text:p>
          </table:table-cell>
          <table:table-cell table:number-columns-repeated="102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org.hsqldb.lib.IntValueHashMap</text:p>
          </table:table-cell>
          <table:table-cell table:number-columns-repeated="102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org.hsqldb.lib.Iterator</text:p>
          </table:table-cell>
          <table:table-cell table:number-columns-repeated="102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org.hsqldb.lib.java.JavaSystem</text:p>
          </table:table-cell>
          <table:table-cell table:number-columns-repeated="102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org.hsqldb.lib.LongKeyIntValueHashMap</text:p>
          </table:table-cell>
          <table:table-cell table:number-columns-repeated="102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org.hsqldb.lib.MD5</text:p>
          </table:table-cell>
          <table:table-cell table:number-columns-repeated="102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org.hsqldb.lib.ObjectComparator</text:p>
          </table:table-cell>
          <table:table-cell table:number-columns-repeated="102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org.hsqldb.lib.Set</text:p>
          </table:table-cell>
          <table:table-cell table:number-columns-repeated="102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org.hsqldb.lib.SimpleLog</text:p>
          </table:table-cell>
          <table:table-cell table:number-columns-repeated="102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org.hsqldb.lib.Sort</text:p>
          </table:table-cell>
          <table:table-cell table:number-columns-repeated="102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org.hsqldb.lib.StopWatch</text:p>
          </table:table-cell>
          <table:table-cell table:number-columns-repeated="102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org.hsqldb.lib.Storage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org.hsqldb.lib.StringConverter</text:p>
          </table:table-cell>
          <table:table-cell table:number-columns-repeated="102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org.hsqldb.lib.StringInputStream</text:p>
          </table:table-cell>
          <table:table-cell table:number-columns-repeated="102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org.hsqldb.lib.StringUtil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org.hsqldb.lib.ThreadFactory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org.hsqldb.lib.WrapperIterator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org.hsqldb.lib.ZipUnzipFile</text:p>
          </table:table-cell>
          <table:table-cell table:number-columns-repeated="102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org.hsqldb.persist.Cache</text:p>
          </table:table-cell>
          <table:table-cell table:number-columns-repeated="102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org.hsqldb.persist.CachedObject</text:p>
          </table:table-cell>
          <table:table-cell table:number-columns-repeated="1022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4" office:value-type="string">
            <text:p>org.hsqldb.persist.DataFileBlockManager</text:p>
          </table:table-cell>
          <table:table-cell table:number-columns-repeated="1022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4" office:value-type="string">
            <text:p>org.hsqldb.persist.DataFileCache</text:p>
          </table:table-cell>
          <table:table-cell table:number-columns-repeated="1022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4" office:value-type="string">
            <text:p>org.hsqldb.persist.DataFileDefrag</text:p>
          </table:table-cell>
          <table:table-cell table:number-columns-repeated="1022"/>
        </table:table-row>
        <table:table-row table:style-name="ro1">
          <table:table-cell table:style-name="ce4" office:value-type="float" office:value="84">
            <text:p>84</text:p>
          </table:table-cell>
          <table:table-cell table:style-name="ce4" office:value-type="string">
            <text:p>org.hsqldb.persist.HsqlDatabaseProperties</text:p>
          </table:table-cell>
          <table:table-cell table:number-columns-repeated="1022"/>
        </table:table-row>
        <table:table-row table:style-name="ro1">
          <table:table-cell table:style-name="ce4" office:value-type="float" office:value="93">
            <text:p>93</text:p>
          </table:table-cell>
          <table:table-cell table:style-name="ce4" office:value-type="string">
            <text:p>org.hsqldb.persist.HsqlProperties</text:p>
          </table:table-cell>
          <table:table-cell table:number-columns-repeated="1022"/>
        </table:table-row>
        <table:table-row table:style-name="ro1">
          <table:table-cell table:style-name="ce4" office:value-type="float" office:value="117">
            <text:p>117</text:p>
          </table:table-cell>
          <table:table-cell table:style-name="ce4" office:value-type="string">
            <text:p>org.hsqldb.persist.LockFile</text:p>
          </table:table-cell>
          <table:table-cell table:number-columns-repeated="1022"/>
        </table:table-row>
        <table:table-row table:style-name="ro1">
          <table:table-cell table:style-name="ce4" office:value-type="float" office:value="118">
            <text:p>118</text:p>
          </table:table-cell>
          <table:table-cell table:style-name="ce4" office:value-type="string">
            <text:p>org.hsqldb.persist.Log</text:p>
          </table:table-cell>
          <table:table-cell table:number-columns-repeated="1022"/>
        </table:table-row>
        <table:table-row table:style-name="ro1">
          <table:table-cell table:style-name="ce4" office:value-type="float" office:value="119">
            <text:p>119</text:p>
          </table:table-cell>
          <table:table-cell table:style-name="ce4" office:value-type="string">
            <text:p>org.hsqldb.persist.Logger</text:p>
          </table:table-cell>
          <table:table-cell table:number-columns-repeated="1022"/>
        </table:table-row>
        <table:table-row table:style-name="ro1">
          <table:table-cell table:style-name="ce4" office:value-type="float" office:value="126">
            <text:p>126</text:p>
          </table:table-cell>
          <table:table-cell table:style-name="ce4" office:value-type="string">
            <text:p>org.hsqldb.persist.NIOLockFile</text:p>
          </table:table-cell>
          <table:table-cell table:number-columns-repeated="1022"/>
        </table:table-row>
        <table:table-row table:style-name="ro1">
          <table:table-cell table:style-name="ce4" office:value-type="float" office:value="127">
            <text:p>127</text:p>
          </table:table-cell>
          <table:table-cell table:style-name="ce4" office:value-type="string">
            <text:p>org.hsqldb.persist.NIOScaledRAFile</text:p>
          </table:table-cell>
          <table:table-cell table:number-columns-repeated="1022"/>
        </table:table-row>
        <table:table-row table:style-name="ro1">
          <table:table-cell table:style-name="ce4" office:value-type="float" office:value="134">
            <text:p>134</text:p>
          </table:table-cell>
          <table:table-cell table:style-name="ce4" office:value-type="string">
            <text:p>org.hsqldb.persist.PersistentStore</text:p>
          </table:table-cell>
          <table:table-cell table:number-columns-repeated="1022"/>
        </table:table-row>
        <table:table-row table:style-name="ro1">
          <table:table-cell table:style-name="ce4" office:value-type="float" office:value="160">
            <text:p>160</text:p>
          </table:table-cell>
          <table:table-cell table:style-name="ce4" office:value-type="string">
            <text:p>org.hsqldb.persist.ScaledRAFile</text:p>
          </table:table-cell>
          <table:table-cell table:number-columns-repeated="1022"/>
        </table:table-row>
        <table:table-row table:style-name="ro1">
          <table:table-cell table:style-name="ce4" office:value-type="float" office:value="161">
            <text:p>161</text:p>
          </table:table-cell>
          <table:table-cell table:style-name="ce4" office:value-type="string">
            <text:p>org.hsqldb.persist.ScaledRAFileInJar</text:p>
          </table:table-cell>
          <table:table-cell table:number-columns-repeated="1022"/>
        </table:table-row>
        <table:table-row table:style-name="ro1">
          <table:table-cell table:style-name="ce4" office:value-type="float" office:value="167">
            <text:p>167</text:p>
          </table:table-cell>
          <table:table-cell table:style-name="ce4" office:value-type="string">
            <text:p>org.hsqldb.persist.ScriptRunner</text:p>
          </table:table-cell>
          <table:table-cell table:number-columns-repeated="1022"/>
        </table:table-row>
        <table:table-row table:style-name="ro1">
          <table:table-cell table:style-name="ce4" office:value-type="float" office:value="242">
            <text:p>242</text:p>
          </table:table-cell>
          <table:table-cell table:style-name="ce4" office:value-type="string">
            <text:p>org.hsqldb.persist.TextCache</text:p>
          </table:table-cell>
          <table:table-cell table:number-columns-repeated="102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org.hsqldb.resources.BundleHandler</text:p>
          </table:table-cell>
          <table:table-cell table:number-columns-repeated="102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rg.hsqldb.rowio.RowInputBase</text:p>
          </table:table-cell>
          <table:table-cell table:number-columns-repeated="102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org.hsqldb.rowio.RowInputBinary</text:p>
          </table:table-cell>
          <table:table-cell table:number-columns-repeated="102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org.hsqldb.rowio.RowInputInterface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org.hsqldb.rowio.RowInputText</text:p>
          </table:table-cell>
          <table:table-cell table:number-columns-repeated="1022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org.hsqldb.rowio.RowInputTextLog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org.hsqldb.rowio.RowInputTextQuoted</text:p>
          </table:table-cell>
          <table:table-cell table:number-columns-repeated="102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org.hsqldb.rowio.RowOutputBase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org.hsqldb.rowio.RowOutputBinary</text:p>
          </table:table-cell>
          <table:table-cell table:number-columns-repeated="102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org.hsqldb.rowio.RowOutputInterface</text:p>
          </table:table-cell>
          <table:table-cell table:number-columns-repeated="102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org.hsqldb.rowio.RowOutputText</text:p>
          </table:table-cell>
          <table:table-cell table:number-columns-repeated="102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org.hsqldb.rowio.RowOutputTextLog</text:p>
          </table:table-cell>
          <table:table-cell table:number-columns-repeated="102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org.hsqldb.rowio.RowOutputTextQuoted</text:p>
          </table:table-cell>
          <table:table-cell table:number-columns-repeated="1022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4" office:value-type="string">
            <text:p>org.hsqldb.sample.ConnectionTypesSample</text:p>
          </table:table-cell>
          <table:table-cell table:number-columns-repeated="1022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org.hsqldb.sample.DatabaseManagerSample</text:p>
          </table:table-cell>
          <table:table-cell table:number-columns-repeated="1022"/>
        </table:table-row>
        <table:table-row table:style-name="ro1">
          <table:table-cell table:style-name="ce4" office:value-type="float" office:value="64">
            <text:p>64</text:p>
          </table:table-cell>
          <table:table-cell table:style-name="ce4" office:value-type="string">
            <text:p>org.hsqldb.sample.FindFile</text:p>
          </table:table-cell>
          <table:table-cell table:number-columns-repeated="1022"/>
        </table:table-row>
        <table:table-row table:style-name="ro1">
          <table:table-cell table:style-name="ce4" office:value-type="float" office:value="241">
            <text:p>241</text:p>
          </table:table-cell>
          <table:table-cell table:style-name="ce4" office:value-type="string">
            <text:p>org.hsqldb.sample.Testdb</text:p>
          </table:table-cell>
          <table:table-cell table:number-columns-repeated="1022"/>
        </table:table-row>
        <table:table-row table:style-name="ro1">
          <table:table-cell table:style-name="ce4" office:value-type="float" office:value="265">
            <text:p>265</text:p>
          </table:table-cell>
          <table:table-cell table:style-name="ce4" office:value-type="string">
            <text:p>org.hsqldb.sample.TriggerSample</text:p>
          </table:table-cell>
          <table:table-cell table:number-columns-repeated="102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org.hsqldb.scriptio.ScriptReaderBase</text:p>
          </table:table-cell>
          <table:table-cell table:number-columns-repeated="102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org.hsqldb.scriptio.ScriptReaderBinary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org.hsqldb.scriptio.ScriptReaderText</text:p>
          </table:table-cell>
          <table:table-cell table:number-columns-repeated="102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org.hsqldb.scriptio.ScriptReaderZipped</text:p>
          </table:table-cell>
          <table:table-cell table:number-columns-repeated="102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org.hsqldb.scriptio.ScriptWriterBase</text:p>
          </table:table-cell>
          <table:table-cell table:number-columns-repeated="1022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org.hsqldb.scriptio.ScriptWriterBinary</text:p>
          </table:table-cell>
          <table:table-cell table:number-columns-repeated="1022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org.hsqldb.scriptio.ScriptWriterText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org.hsqldb.scriptio.ScriptWriterZipped</text:p>
          </table:table-cell>
          <table:table-cell table:number-columns-repeated="102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org.hsqldb.store.BaseHashMap</text:p>
          </table:table-cell>
          <table:table-cell table:number-columns-repeated="102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org.hsqldb.store.BitMap</text:p>
          </table:table-cell>
          <table:table-cell table:number-columns-repeated="1022"/>
        </table:table-row>
        <table:table-row table:style-name="ro1">
          <table:table-cell table:style-name="ce4" office:value-type="float" office:value="75">
            <text:p>75</text:p>
          </table:table-cell>
          <table:table-cell table:style-name="ce4" office:value-type="string">
            <text:p>org.hsqldb.store.HashIndex</text:p>
          </table:table-cell>
          <table:table-cell table:number-columns-repeated="1022"/>
        </table:table-row>
        <table:table-row table:style-name="ro1">
          <table:table-cell table:style-name="ce4" office:value-type="float" office:value="130">
            <text:p>130</text:p>
          </table:table-cell>
          <table:table-cell table:style-name="ce4" office:value-type="string">
            <text:p>org.hsqldb.store.ObjectCacheHashMap</text:p>
          </table:table-cell>
          <table:table-cell table:number-columns-repeated="1022"/>
        </table:table-row>
        <table:table-row table:style-name="ro1">
          <table:table-cell table:style-name="ce4" office:value-type="float" office:value="271">
            <text:p>271</text:p>
          </table:table-cell>
          <table:table-cell table:style-name="ce4" office:value-type="string">
            <text:p>org.hsqldb.store.ValuePool - aspecto</text:p>
          </table:table-cell>
          <table:table-cell table:number-columns-repeated="1022"/>
        </table:table-row>
        <table:table-row table:style-name="ro1">
          <table:table-cell table:style-name="ce4" office:value-type="float" office:value="272">
            <text:p>272</text:p>
          </table:table-cell>
          <table:table-cell table:style-name="ce4" office:value-type="string">
            <text:p>org.hsqldb.store.ValuePoolHashMap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g.hsqldb.test.AllTests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rg.hsqldb.test.ClearTests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org.hsqldb.test.ExecHarness</text:p>
          </table:table-cell>
          <table:table-cell table:number-columns-repeated="102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org.hsqldb.test.JDBCBench</text:p>
          </table:table-cell>
          <table:table-cell table:number-columns-repeated="1022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org.hsqldb.test.SqlToolHarness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org.hsqldb.test.TestAll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org.hsqldb.test.TestAllTypes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org.hsqldb.test.TestBase</text:p>
          </table:table-cell>
          <table:table-cell table:number-columns-repeated="102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org.hsqldb.test.TestBatchBug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org.hsqldb.test.TestBatchExecution</text:p>
          </table:table-cell>
          <table:table-cell table:number-columns-repeated="1022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org.hsqldb.test.TestBug778213</text:p>
          </table:table-cell>
          <table:table-cell table:number-columns-repeated="1022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org.hsqldb.test.TestBug785429</text:p>
          </table:table-cell>
          <table:table-cell table:number-columns-repeated="102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org.hsqldb.test.TestBug808460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org.hsqldb.test.TestBugBase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org.hsqldb.test.TestCacheSize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org.hsqldb.test.TestCascade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org.hsqldb.test.TestCollation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org.hsqldb.test.TestDatabaseMetaData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org.hsqldb.test.TestDataStructures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org.hsqldb.test.TestDateTime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org.hsqldb.test.TestGroupByHaving</text:p>
          </table:table-cell>
          <table:table-cell table:number-columns-repeated="102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org.hsqldb.test.TestHashStructures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org.hsqldb.test.TestINPredicateParameterizationAndCorrelation</text:p>
          </table:table-cell>
          <table:table-cell table:number-columns-repeated="102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org.hsqldb.test.TestInstantiation</text:p>
          </table:table-cell>
          <table:table-cell table:number-columns-repeated="102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org.hsqldb.test.TestJDBCSavepoints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org.hsqldb.test.TestLibSpeed</text:p>
          </table:table-cell>
          <table:table-cell table:number-columns-repeated="102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org.hsqldb.test.TestLikePredicateOptimizations</text:p>
          </table:table-cell>
          <table:table-cell table:number-columns-repeated="102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org.hsqldb.test.TestMultipleConnections</text:p>
          </table:table-cell>
          <table:table-cell table:number-columns-repeated="102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org.hsqldb.test.TestObjectSize</text:p>
          </table:table-cell>
          <table:table-cell table:number-columns-repeated="102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org.hsqldb.test.TestPreparedSubQueries</text:p>
          </table:table-cell>
          <table:table-cell table:number-columns-repeated="102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org.hsqldb.test.TestQuotes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org.hsqldb.test.TestSchemaParse</text:p>
          </table:table-cell>
          <table:table-cell table:number-columns-repeated="102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rg.hsqldb.test.TestScript</text:p>
          </table:table-cell>
          <table:table-cell table:number-columns-repeated="102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org.hsqldb.test.TestSelf</text:p>
          </table:table-cell>
          <table:table-cell table:number-columns-repeated="102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org.hsqldb.test.TestSql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org.hsqldb.test.TestSqlPersistent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org.hsqldb.test.TestSqlTool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org.hsqldb.test.TestStoredProcedure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org.hsqldb.test.TestSubQueriesInPreparedStatements</text:p>
          </table:table-cell>
          <table:table-cell table:number-columns-repeated="102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org.hsqldb.test.TestSubselect</text:p>
          </table:table-cell>
          <table:table-cell table:number-columns-repeated="102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org.hsqldb.test.TestTimestamp</text:p>
          </table:table-cell>
          <table:table-cell table:number-columns-repeated="102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org.hsqldb.test.TestUtil</text:p>
          </table:table-cell>
          <table:table-cell table:number-columns-repeated="102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org.hsqldb.types.Binary</text:p>
          </table:table-cell>
          <table:table-cell table:number-columns-repeated="1022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4" office:value-type="string">
            <text:p>org.hsqldb.types.JavaObject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rg.hsqldb.util.CodeSwitcher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rg.hsqldb.util.CommonSwing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rg.hsqldb.util.ConnectionDialog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rg.hsqldb.util.ConnectionDialogCommon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rg.hsqldb.util.ConnectionDialogSwing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rg.hsqldb.util.ConnectionSetting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rg.hsqldb.util.CSVWriter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rg.hsqldb.util.DataAccessPoint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rg.hsqldb.util.DataAccessPointException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org.hsqldb.util.DatabaseManager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rg.hsqldb.util.DatabaseManagerCommon</text:p>
          </table:table-cell>
          <table:table-cell table:number-columns-repeated="102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rg.hsqldb.util.DatabaseManagerSwing - aspecto</text:p>
          </table:table-cell>
          <table:table-cell table:number-columns-repeated="102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org.hsqldb.util.FontDialogSwing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org.hsqldb.util.Grid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org.hsqldb.util.GridSwing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g.hsqldb.util.HelperFactory</text:p>
          </table:table-cell>
          <table:table-cell table:number-columns-repeated="102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org.hsqldb.util.HsqldbTransferHelper</text:p>
          </table:table-cell>
          <table:table-cell table:number-columns-repeated="102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org.hsqldb.util.InformixTransferHelper</text:p>
          </table:table-cell>
          <table:table-cell table:number-columns-repeated="102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org.hsqldb.util.JDBCTypes</text:p>
          </table:table-cell>
          <table:table-cell table:number-columns-repeated="102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org.hsqldb.util.LongStack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org.hsqldb.util.MainInvoker</text:p>
          </table:table-cell>
          <table:table-cell table:number-columns-repeated="102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org.hsqldb.util.McKoiTransferHelper</text:p>
          </table:table-cell>
          <table:table-cell table:number-columns-repeated="102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g.hsqldb.util.OracleTransferHelper</text:p>
          </table:table-cell>
          <table:table-cell table:number-columns-repeated="102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org.hsqldb.util.PostgresTransferHelper</text:p>
          </table:table-cell>
          <table:table-cell table:number-columns-repeated="102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org.hsqldb.util.QueryTool</text:p>
          </table:table-cell>
          <table:table-cell table:number-columns-repeated="102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org.hsqldb.util.RCData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rg.hsqldb.util.ScriptTool</text:p>
          </table:table-cell>
          <table:table-cell table:number-columns-repeated="102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org.hsqldb.util.ShutdownServer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org.hsqldb.util.SqlFile</text:p>
          </table:table-cell>
          <table:table-cell table:number-columns-repeated="102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org.hsqldb.util.SqlServerTransferHelper</text:p>
          </table:table-cell>
          <table:table-cell table:number-columns-repeated="102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org.hsqldb.util.SQLStatements</text:p>
          </table:table-cell>
          <table:table-cell table:number-columns-repeated="102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org.hsqldb.util.SqlTool</text:p>
          </table:table-cell>
          <table:table-cell table:number-columns-repeated="102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org.hsqldb.util.SqlToolError</text:p>
          </table:table-cell>
          <table:table-cell table:number-columns-repeated="102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org.hsqldb.util.SqlToolSprayer</text:p>
          </table:table-cell>
          <table:table-cell table:number-columns-repeated="102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org.hsqldb.util.TableSorter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org.hsqldb.util.Traceable</text:p>
          </table:table-cell>
          <table:table-cell table:number-columns-repeated="102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org.hsqldb.util.Transfer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org.hsqldb.util.TransferCommon</text:p>
          </table:table-cell>
          <table:table-cell table:number-columns-repeated="102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org.hsqldb.util.TransferDb</text:p>
          </table:table-cell>
          <table:table-cell table:number-columns-repeated="102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org.hsqldb.util.TransferHelper</text:p>
          </table:table-cell>
          <table:table-cell table:number-columns-repeated="102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org.hsqldb.util.TransferResultSet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org.hsqldb.util.TransferSQLText</text:p>
          </table:table-cell>
          <table:table-cell table:number-columns-repeated="102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org.hsqldb.util.TransferTable</text:p>
          </table:table-cell>
          <table:table-cell table:number-columns-repeated="102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org.hsqldb.util.Tree</text:p>
          </table:table-cell>
          <table:table-cell table:number-columns-repeated="102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org.hsqldb.util.ZaurusChoice</text:p>
          </table:table-cell>
          <table:table-cell table:number-columns-repeated="102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org.hsqldb.util.ZaurusComponent</text:p>
          </table:table-cell>
          <table:table-cell table:number-columns-repeated="102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org.hsqldb.util.ZaurusConnectionDialog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org.hsqldb.util.ZaurusDatabaseManager</text:p>
          </table:table-cell>
          <table:table-cell table:number-columns-repeated="102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org.hsqldb.util.ZaurusEditor</text:p>
          </table:table-cell>
          <table:table-cell table:number-columns-repeated="102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org.hsqldb.util.ZaurusTableForm</text:p>
          </table:table-cell>
          <table:table-cell table:number-columns-repeated="102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org.hsqldb.util.ZaurusTextField</text:p>
          </table:table-cell>
          <table:table-cell table:number-columns-repeated="1022"/>
        </table:table-row>
        <table:table-row table:style-name="ro2">
          <table:table-cell table:style-name="ce4" office:value-type="float" office:value="301">
            <text:p>301</text:p>
          </table:table-cell>
          <table:table-cell table:style-name="ce4" office:value-type="string">
            <text:p>AccessControlAspect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302">
            <text:p>302</text:p>
          </table:table-cell>
          <table:table-cell table:style-name="ce4" office:value-type="string">
            <text:p>ExceptionHandlingAspect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org.hsqldb.BaseMemoryNode</text:p>
          </table:table-cell>
          <table:table-cell table:number-columns-repeated="102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org.hsqldb.BaseTable</text:p>
          </table:table-cell>
          <table:table-cell table:number-columns-repeated="102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org.hsqldb.CachedDataRow</text:p>
          </table:table-cell>
          <table:table-cell table:number-columns-repeated="102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org.hsqldb.CachedRow</text:p>
          </table:table-cell>
          <table:table-cell table:number-columns-repeated="102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org.hsqldb.Collation</text:p>
          </table:table-cell>
          <table:table-cell table:number-columns-repeated="102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4" office:value-type="string">
            <text:p>org.hsqldb.Column</text:p>
          </table:table-cell>
          <table:table-cell table:number-columns-repeated="1022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org.hsqldb.CompiledStatement</text:p>
          </table:table-cell>
          <table:table-cell table:number-columns-repeated="1022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org.hsqldb.CompiledStatementExecutor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org.hsqldb.CompiledStatementManager</text:p>
          </table:table-cell>
          <table:table-cell table:number-columns-repeated="1022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4" office:value-type="string">
            <text:p>org.hsqldb.Constraint</text:p>
          </table:table-cell>
          <table:table-cell table:number-columns-repeated="1022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4" office:value-type="string">
            <text:p>org.hsqldb.ConstraintCore</text:p>
          </table:table-cell>
          <table:table-cell table:number-columns-repeated="1022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4" office:value-type="string">
            <text:p>org.hsqldb.Database</text:p>
          </table:table-cell>
          <table:table-cell table:number-columns-repeated="1022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4" office:value-type="string">
            <text:p>org.hsqldb.DatabaseCommandInterpreter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4" office:value-type="string">
            <text:p>org.hsqldb.DatabaseInformation</text:p>
          </table:table-cell>
          <table:table-cell table:number-columns-repeated="1022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4" office:value-type="string">
            <text:p>org.hsqldb.DatabaseInformationFull</text:p>
          </table:table-cell>
          <table:table-cell table:number-columns-repeated="1022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4" office:value-type="string">
            <text:p>org.hsqldb.DatabaseInformationMain</text:p>
          </table:table-cell>
          <table:table-cell table:number-columns-repeated="1022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4" office:value-type="string">
            <text:p>org.hsqldb.DatabaseObjectNames</text:p>
          </table:table-cell>
          <table:table-cell table:number-columns-repeated="1022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4" office:value-type="string">
            <text:p>org.hsqldb.DatabaseScript</text:p>
          </table:table-cell>
          <table:table-cell table:number-columns-repeated="1022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4" office:value-type="string">
            <text:p>org.hsqldb.DatabaseURL</text:p>
          </table:table-cell>
          <table:table-cell table:number-columns-repeated="1022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4" office:value-type="string">
            <text:p>org.hsqldb.DINameSpace</text:p>
          </table:table-cell>
          <table:table-cell table:number-columns-repeated="1022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4" office:value-type="string">
            <text:p>org.hsqldb.DIProcedureInfo</text:p>
          </table:table-cell>
          <table:table-cell table:number-columns-repeated="1022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4" office:value-type="string">
            <text:p>org.hsqldb.DiskNode</text:p>
          </table:table-cell>
          <table:table-cell table:number-columns-repeated="1022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4" office:value-type="string">
            <text:p>org.hsqldb.DITableInfo</text:p>
          </table:table-cell>
          <table:table-cell table:number-columns-repeated="1022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4" office:value-type="string">
            <text:p>org.hsqldb.DITypeInfo</text:p>
          </table:table-cell>
          <table:table-cell table:number-columns-repeated="1022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4" office:value-type="string">
            <text:p>org.hsqldb.Expression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4" office:value-type="string">
            <text:p>org.hsqldb.Function</text:p>
          </table:table-cell>
          <table:table-cell table:number-columns-repeated="1022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4" office:value-type="string">
            <text:p>org.hsqldb.GrantConstants</text:p>
          </table:table-cell>
          <table:table-cell table:number-columns-repeated="1022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4" office:value-type="string">
            <text:p>org.hsqldb.Grantee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4" office:value-type="string">
            <text:p>org.hsqldb.GranteeManager</text:p>
          </table:table-cell>
          <table:table-cell table:number-columns-repeated="1022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4" office:value-type="string">
            <text:p>org.hsqldb.GroupedResult</text:p>
          </table:table-cell>
          <table:table-cell table:number-columns-repeated="1022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4" office:value-type="string">
            <text:p>org.hsqldb.HSQLClientConnection</text:p>
          </table:table-cell>
          <table:table-cell table:number-columns-repeated="1022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4" office:value-type="string">
            <text:p>org.hsqldb.HsqlDateTime</text:p>
          </table:table-cell>
          <table:table-cell table:number-columns-repeated="1022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4" office:value-type="string">
            <text:p>org.hsqldb.HsqlException</text:p>
          </table:table-cell>
          <table:table-cell table:number-columns-repeated="1022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4" office:value-type="string">
            <text:p>org.hsqldb.HsqlInternalException</text:p>
          </table:table-cell>
          <table:table-cell table:number-columns-repeated="1022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4" office:value-type="string">
            <text:p>org.hsqldb.HsqlNameManager</text:p>
          </table:table-cell>
          <table:table-cell table:number-columns-repeated="1022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4" office:value-type="string">
            <text:p>org.hsqldb.HsqlServerFactory</text:p>
          </table:table-cell>
          <table:table-cell table:number-columns-repeated="1022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4" office:value-type="string">
            <text:p>org.hsqldb.HsqlSocketFactory</text:p>
          </table:table-cell>
          <table:table-cell table:number-columns-repeated="1022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4" office:value-type="string">
            <text:p>org.hsqldb.HsqlSocketFactorySecure</text:p>
          </table:table-cell>
          <table:table-cell table:number-columns-repeated="1022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4" office:value-type="string">
            <text:p>org.hsqldb.HsqlSocketRequestHandler</text:p>
          </table:table-cell>
          <table:table-cell table:number-columns-repeated="1022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4" office:value-type="string">
            <text:p>org.hsqldb.HTTPClientConnection</text:p>
          </table:table-cell>
          <table:table-cell table:style-name="ce6" table:number-columns-repeated="1022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4" office:value-type="string">
            <text:p>org.hsqldb.Index</text:p>
          </table:table-cell>
          <table:table-cell table:style-name="ce6" table:number-columns-repeated="1022"/>
        </table:table-row>
        <table:table-row table:style-name="ro2">
          <table:table-cell table:style-name="ce4" office:value-type="float" office:value="293">
            <text:p>293</text:p>
          </table:table-cell>
          <table:table-cell table:style-name="ce4" office:value-type="string">
            <text:p>org.hsqldb.jdbcDriver</text:p>
          </table:table-cell>
          <table:table-cell table:style-name="ce6" table:number-columns-repeated="1022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4" office:value-type="string">
            <text:p>org.hsqldb.Library</text:p>
          </table:table-cell>
          <table:table-cell table:style-name="ce6" table:number-columns-repeated="1022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4" office:value-type="string">
            <text:p>org.hsqldb.Like</text:p>
          </table:table-cell>
          <table:table-cell table:style-name="ce6" table:number-columns-repeated="1022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4" office:value-type="string">
            <text:p>org.hsqldb.MemoryNode</text:p>
          </table:table-cell>
          <table:table-cell table:style-name="ce6" table:number-columns-repeated="1022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4" office:value-type="string">
            <text:p>org.hsqldb.Node</text:p>
          </table:table-cell>
          <table:table-cell table:style-name="ce6" table:number-columns-repeated="1022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4" office:value-type="string">
            <text:p>org.hsqldb.NumberSequence</text:p>
          </table:table-cell>
          <table:table-cell table:number-columns-repeated="1022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4" office:value-type="string">
            <text:p>org.hsqldb.Parser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4" office:value-type="string">
            <text:p>org.hsqldb.PointerNode</text:p>
          </table:table-cell>
          <table:table-cell table:number-columns-repeated="1022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4" office:value-type="string">
            <text:p>org.hsqldb.Record</text:p>
          </table:table-cell>
          <table:table-cell table:number-columns-repeated="1022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4" office:value-type="string">
            <text:p>org.hsqldb.Result</text:p>
          </table:table-cell>
          <table:table-cell table:number-columns-repeated="1022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4" office:value-type="string">
            <text:p>org.hsqldb.ResultBase</text:p>
          </table:table-cell>
          <table:table-cell table:number-columns-repeated="1022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4" office:value-type="string">
            <text:p>org.hsqldb.ResultConstants</text:p>
          </table:table-cell>
          <table:table-cell table:number-columns-repeated="1022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4" office:value-type="string">
            <text:p>org.hsqldb.Row</text:p>
          </table:table-cell>
          <table:table-cell table:number-columns-repeated="1022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4" office:value-type="string">
            <text:p>org.hsqldb.SchemaManager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4" office:value-type="string">
            <text:p>org.hsqldb.Select</text:p>
          </table:table-cell>
          <table:table-cell table:number-columns-repeated="1022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4" office:value-type="string">
            <text:p>org.hsqldb.SequenceManager</text:p>
          </table:table-cell>
          <table:table-cell table:number-columns-repeated="1022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4" office:value-type="string">
            <text:p>org.hsqldb.Server</text:p>
          </table:table-cell>
          <table:table-cell table:number-columns-repeated="1022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4" office:value-type="string">
            <text:p>org.hsqldb.ServerConfiguration</text:p>
          </table:table-cell>
          <table:table-cell table:number-columns-repeated="1022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4" office:value-type="string">
            <text:p>org.hsqldb.ServerConnection</text:p>
          </table:table-cell>
          <table:table-cell table:number-columns-repeated="1022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4" office:value-type="string">
            <text:p>org.hsqldb.ServerConstants</text:p>
          </table:table-cell>
          <table:table-cell table:number-columns-repeated="1022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4" office:value-type="string">
            <text:p>org.hsqldb.Servlet</text:p>
          </table:table-cell>
          <table:table-cell table:number-columns-repeated="1022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office:value-type="string">
            <text:p>org.hsqldb.Session</text:p>
          </table:table-cell>
          <table:table-cell table:number-columns-repeated="1022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4" office:value-type="string">
            <text:p>org.hsqldb.SessionInterface</text:p>
          </table:table-cell>
          <table:table-cell table:number-columns-repeated="1022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4" office:value-type="string">
            <text:p>org.hsqldb.SessionManager</text:p>
          </table:table-cell>
          <table:table-cell table:number-columns-repeated="1022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4" office:value-type="string">
            <text:p>org.hsqldb.SetFunction</text:p>
          </table:table-cell>
          <table:table-cell table:number-columns-repeated="1022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4" office:value-type="string">
            <text:p>org.hsqldb.SubQuery</text:p>
          </table:table-cell>
          <table:table-cell table:number-columns-repeated="1022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office:value-type="string">
            <text:p>org.hsqldb.Table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4" office:value-type="string">
            <text:p>org.hsqldb.TableFilter</text:p>
          </table:table-cell>
          <table:table-cell table:number-columns-repeated="1022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4" office:value-type="string">
            <text:p>org.hsqldb.TableWorks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4" office:value-type="string">
            <text:p>org.hsqldb.TextTable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4" office:value-type="string">
            <text:p>org.hsqldb.Token</text:p>
          </table:table-cell>
          <table:table-cell table:number-columns-repeated="1022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4" office:value-type="string">
            <text:p>org.hsqldb.Tokenizer</text:p>
          </table:table-cell>
          <table:table-cell table:number-columns-repeated="1022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4" office:value-type="string">
            <text:p>org.hsqldb.Trace</text:p>
          </table:table-cell>
          <table:table-cell table:number-columns-repeated="1022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4" office:value-type="string">
            <text:p>org.hsqldb.Transaction</text:p>
          </table:table-cell>
          <table:table-cell table:number-columns-repeated="1022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4" office:value-type="string">
            <text:p>org.hsqldb.TransactionManager</text:p>
          </table:table-cell>
          <table:table-cell table:number-columns-repeated="1022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4" office:value-type="string">
            <text:p>org.hsqldb.Trigger</text:p>
          </table:table-cell>
          <table:table-cell table:number-columns-repeated="1022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4" office:value-type="string">
            <text:p>org.hsqldb.TriggerDef</text:p>
          </table:table-cell>
          <table:table-cell table:number-columns-repeated="1022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4" office:value-type="string">
            <text:p>org.hsqldb.Types</text:p>
          </table:table-cell>
          <table:table-cell table:number-columns-repeated="1022"/>
        </table:table-row>
        <table:table-row table:style-name="ro2">
          <table:table-cell table:style-name="ce4" office:value-type="float" office:value="267">
            <text:p>267</text:p>
          </table:table-cell>
          <table:table-cell table:style-name="ce4" office:value-type="string">
            <text:p>org.hsqldb.User</text:p>
          </table:table-cell>
          <table:table-cell table:number-columns-repeated="1022"/>
        </table:table-row>
        <table:table-row table:style-name="ro2">
          <table:table-cell table:style-name="ce4" office:value-type="float" office:value="268">
            <text:p>268</text:p>
          </table:table-cell>
          <table:table-cell table:style-name="ce4" office:value-type="string">
            <text:p>org.hsqldb.UserManager</text:p>
          </table:table-cell>
          <table:table-cell table:number-columns-repeated="1022"/>
        </table:table-row>
        <table:table-row table:style-name="ro2">
          <table:table-cell table:style-name="ce4" office:value-type="float" office:value="273">
            <text:p>273</text:p>
          </table:table-cell>
          <table:table-cell table:style-name="ce4" office:value-type="string">
            <text:p>org.hsqldb.View</text:p>
          </table:table-cell>
          <table:table-cell table:number-columns-repeated="1022"/>
        </table:table-row>
        <table:table-row table:style-name="ro2">
          <table:table-cell table:style-name="ce4" office:value-type="float" office:value="274">
            <text:p>274</text:p>
          </table:table-cell>
          <table:table-cell table:style-name="ce4" office:value-type="string">
            <text:p>org.hsqldb.WebServer</text:p>
          </table:table-cell>
          <table:table-cell table:number-columns-repeated="1022"/>
        </table:table-row>
        <table:table-row table:style-name="ro2">
          <table:table-cell table:style-name="ce4" office:value-type="float" office:value="275">
            <text:p>275</text:p>
          </table:table-cell>
          <table:table-cell table:style-name="ce4" office:value-type="string">
            <text:p>org.hsqldb.WebServerConnection</text:p>
          </table:table-cell>
          <table:table-cell table:number-columns-repeated="1022"/>
        </table:table-row>
        <table:table-row table:style-name="ro2">
          <table:table-cell table:style-name="ce4" office:value-type="float" office:value="303">
            <text:p>303</text:p>
          </table:table-cell>
          <table:table-cell table:style-name="ce4" office:value-type="string">
            <text:p>PreconditionAspect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304">
            <text:p>304</text:p>
          </table:table-cell>
          <table:table-cell table:style-name="ce4" office:value-type="string">
            <text:p>SwingThreadSafetyAspect - aspecto</text:p>
          </table:table-cell>
          <table:table-cell table:number-columns-repeated="1022"/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4" office:value-type="string">
            <text:p>ValuePoolingAspect - aspecto</text:p>
          </table:table-cell>
          <table:table-cell table:number-columns-repeated="1022"/>
        </table:table-row>
        <table:table-row table:style-name="ro2" table:number-rows-repeated="10482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A_HealthWatcher" table:style-name="ta1" table:print="false">
        <table:table-column table:style-name="co1" table:default-cell-style-name="ce5"/>
        <table:table-column table:style-name="co2" table:default-cell-style-name="ce5"/>
        <table:table-row table:style-name="ro2">
          <table:table-cell table:style-name="ce4" office:value-type="float" office:value="43">
            <text:p>43</text:p>
          </table:table-cell>
          <table:table-cell table:style-name="ce4" office:value-type="string">
            <text:p>healthwatcher.aspects.concurrency.HWLocalSynchronization - aspecto</text:p>
          </table:table-cell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4" office:value-type="string">
            <text:p>healthwatcher.aspects.concurrency.HWManagedSynchronization - aspecto</text:p>
          </table:table-cell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4" office:value-type="string">
            <text:p>healthwatcher.aspects.concurrency.HWTimestamp - aspecto</text:p>
          </table:table-cell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office:value-type="string">
            <text:p>healthwatcher.aspects.distribution.HWClientDistribution - aspecto</text:p>
          </table:table-cell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4" office:value-type="string">
            <text:p>healthwatcher.aspects.distribution.HWServerDistribution - aspecto</text:p>
          </table:table-cell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4" office:value-type="string">
            <text:p>healthwatcher.aspects.distribution.IRemoteFacade</text:p>
          </table:table-cell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office:value-type="string">
            <text:p>healthwatcher.aspects.distribution.RMIClientDistribution - aspecto</text:p>
          </table:table-cell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4" office:value-type="string">
            <text:p>healthwatcher.aspects.distribution.RMIServerDistribution - aspecto</text:p>
          </table:table-cell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4" office:value-type="string">
            <text:p>healthwatcher.aspects.exceptionHandling.ExceptionHandlingPrecedence - aspecto</text:p>
          </table:table-cell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4" office:value-type="string">
            <text:p>healthwatcher.aspects.exceptionHandling.HWDistributionExceptionHandler - aspecto</text:p>
          </table:table-cell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4" office:value-type="string">
            <text:p>healthwatcher.aspects.exceptionHandling.HWPersistenceExceptionHandler - aspecto</text:p>
          </table:table-cell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office:value-type="string">
            <text:p>healthwatcher.aspects.exceptionHandling.HWTransactionExceptionHandler - aspecto</text:p>
          </table:table-cell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4" office:value-type="string">
            <text:p>healthwatcher.aspects.exceptionHandling.HWUpdateObserverExceptionHandler - aspecto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healthwatcher.aspects.patterns.complaintState.AnimalComplaintStateAspect - aspecto</text:p>
          </table:table-cell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4" office:value-type="string">
            <text:p>healthwatcher.aspects.patterns.complaintState.ComplaintStateAspect - aspecto</text:p>
          </table:table-cell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4" office:value-type="string">
            <text:p>healthwatcher.aspects.patterns.complaintState.FoodComplaintStateAspect - aspecto</text:p>
          </table:table-cell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4" office:value-type="string">
            <text:p>healthwatcher.aspects.patterns.complaintState.SpecialComplaintStateAspect - aspecto</text:p>
          </table:table-cell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4" office:value-type="string">
            <text:p>healthwatcher.aspects.patterns.RepositoryFactory - aspecto</text:p>
          </table:table-cell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4" office:value-type="string">
            <text:p>healthwatcher.aspects.patterns.ServletCommanding - aspecto</text:p>
          </table:table-cell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4" office:value-type="string">
            <text:p>healthwatcher.aspects.patterns.UpdateStateObserver - aspecto</text:p>
          </table:table-cell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4" office:value-type="string">
            <text:p>healthwatcher.aspects.persistence.HWDataCollection - aspecto</text:p>
          </table:table-cell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4" office:value-type="string">
            <text:p>healthwatcher.aspects.persistence.HWPersistence - aspecto</text:p>
          </table:table-cell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4" office:value-type="string">
            <text:p>healthwatcher.aspects.persistence.HWTransactionManagement - aspect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ealthwatcher.business.complaint.ComplaintRecor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ealthwatcher.business.complaint.DiseaseRecord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ealthwatcher.business.complaint.SymptomRecor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ealthwatcher.business.employee.EmployeeRecord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ealthwatcher.business.healthguide.HealthUnitRecord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healthwatcher.business.healthguide.MedicalSpecialityRecor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ealthwatcher.business.HealthWatcherFacad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healthwatcher.data.factories.AbstractRepositoryFactory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healthwatcher.data.factories.ArrayRepositoryFactory</text:p>
          </table:table-cell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4" office:value-type="string">
            <text:p>healthwatcher.data.factories.RDBRepositoryFactory</text:p>
          </table:table-cell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4" office:value-type="string">
            <text:p>healthwatcher.data.IAddressRepository</text:p>
          </table:table-cell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4" office:value-type="string">
            <text:p>healthwatcher.data.IComplaintRepository</text:p>
          </table:table-cell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office:value-type="string">
            <text:p>healthwatcher.data.IDiseaseRepository</text:p>
          </table:table-cell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4" office:value-type="string">
            <text:p>healthwatcher.data.IEmployeeRepository</text:p>
          </table:table-cell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4" office:value-type="string">
            <text:p>healthwatcher.data.IHealthUnitRepository</text:p>
          </table:table-cell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4" office:value-type="string">
            <text:p>healthwatcher.data.ISpecialityRepository</text:p>
          </table:table-cell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4" office:value-type="string">
            <text:p>healthwatcher.data.ISymptomRepository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healthwatcher.data.mem.ComplaintRepositoryArray</text:p>
          </table:table-cell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healthwatcher.data.mem.DiseaseTypeRepositoryArray</text:p>
          </table:table-cell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healthwatcher.data.mem.EmployeeRepositoryArray</text:p>
          </table:table-cell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4" office:value-type="string">
            <text:p>healthwatcher.data.mem.HealthUnitRepositoryArray</text:p>
          </table:table-cell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4" office:value-type="string">
            <text:p>healthwatcher.data.mem.SpecialityRepositoryArray</text:p>
          </table:table-cell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4" office:value-type="string">
            <text:p>healthwatcher.data.mem.SymptomRepositoryArray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healthwatcher.data.rdb.AddressRepositoryRDB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healthwatcher.data.rdb.ComplaintRepositoryRDB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healthwatcher.data.rdb.DiseaseTypeRepositoryRDB</text:p>
          </table:table-cell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office:value-type="string">
            <text:p>healthwatcher.data.rdb.EmployeeRepositoryRDB</text:p>
          </table:table-cell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4" office:value-type="string">
            <text:p>healthwatcher.data.rdb.HealthUnitRepositoryRDB</text:p>
          </table:table-cell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4" office:value-type="string">
            <text:p>healthwatcher.data.rdb.SpecialityRepositoryRDB</text:p>
          </table:table-cell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4" office:value-type="string">
            <text:p>healthwatcher.data.rdb.SymptomRepositoryRD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althwatcher.model.address.Addre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lthwatcher.model.complaint.AnimalComplain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ealthwatcher.model.complaint.Complain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ealthwatcher.model.complaint.DiseaseTyp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ealthwatcher.model.complaint.FoodComplaint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healthwatcher.model.complaint.Situation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healthwatcher.model.complaint.SpecialComplai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ealthwatcher.model.complaint.state.AnimalComplaintStat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ealthwatcher.model.complaint.state.AnimalComplaintStateClos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ealthwatcher.model.complaint.state.AnimalComplaintStateOpe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ealthwatcher.model.complaint.state.ComplaintStat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ealthwatcher.model.complaint.state.ComplaintStateClose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ealthwatcher.model.complaint.state.ComplaintStateOpen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ealthwatcher.model.complaint.state.FoodComplaintStat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ealthwatcher.model.complaint.state.FoodComplaintStateClose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ealthwatcher.model.complaint.state.FoodComplaintStateOpen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healthwatcher.model.complaint.state.SpecialComplaintStat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healthwatcher.model.complaint.state.SpecialComplaintStateClosed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healthwatcher.model.complaint.state.SpecialComplaintStateOpen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ealthwatcher.model.complaint.Sympto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ealthwatcher.model.employee.Employe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ealthwatcher.model.healthguide.HealthUnit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healthwatcher.model.healthguide.MedicalSpeciality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healthwatcher.view.command.CommandRequest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healthwatcher.view.command.CommandResponse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healthwatcher.view.command.CommandServlet</text:p>
          </table:table-cell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healthwatcher.view.command.ConfigRMI</text:p>
          </table:table-cell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4" office:value-type="string">
            <text:p>healthwatcher.view.command.GetDataForSearchByDiseaseType</text:p>
          </table:table-cell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4" office:value-type="string">
            <text:p>healthwatcher.view.command.GetDataForSearchByHealthUnit</text:p>
          </table:table-cell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4" office:value-type="string">
            <text:p>healthwatcher.view.command.GetDataForSearchBySpeciality</text:p>
          </table:table-cell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4" office:value-type="string">
            <text:p>healthwatcher.view.command.InsertAnimalComplaint</text:p>
          </table:table-cell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4" office:value-type="string">
            <text:p>healthwatcher.view.command.InsertDiseaseType</text:p>
          </table:table-cell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4" office:value-type="string">
            <text:p>healthwatcher.view.command.InsertEmployee</text:p>
          </table:table-cell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office:value-type="string">
            <text:p>healthwatcher.view.command.InsertFoodComplaint</text:p>
          </table:table-cell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4" office:value-type="string">
            <text:p>healthwatcher.view.command.InsertHealthUnit</text:p>
          </table:table-cell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4" office:value-type="string">
            <text:p>healthwatcher.view.command.InsertMedicalSpeciality</text:p>
          </table:table-cell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4" office:value-type="string">
            <text:p>healthwatcher.view.command.InsertSpecialComplaint</text:p>
          </table:table-cell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4" office:value-type="string">
            <text:p>healthwatcher.view.command.InsertSymptom</text:p>
          </table:table-cell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4" office:value-type="string">
            <text:p>healthwatcher.view.command.Login</text:p>
          </table:table-cell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4" office:value-type="string">
            <text:p>healthwatcher.view.command.LoginMenu</text:p>
          </table:table-cell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4" office:value-type="string">
            <text:p>healthwatcher.view.command.SearchComplaintData</text:p>
          </table:table-cell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4" office:value-type="string">
            <text:p>healthwatcher.view.command.SearchDiseaseData</text:p>
          </table:table-cell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4" office:value-type="string">
            <text:p>healthwatcher.view.command.SearchHealthUnitsBySpecialty</text:p>
          </table:table-cell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4" office:value-type="string">
            <text:p>healthwatcher.view.command.SearchSpecialtiesByHealthUnit</text:p>
          </table:table-cell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4" office:value-type="string">
            <text:p>healthwatcher.view.command.UpdateComplaintData</text:p>
          </table:table-cell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4" office:value-type="string">
            <text:p>healthwatcher.view.command.UpdateComplaintList</text:p>
          </table:table-cell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4" office:value-type="string">
            <text:p>healthwatcher.view.command.UpdateComplaintSearch</text:p>
          </table:table-cell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4" office:value-type="string">
            <text:p>healthwatcher.view.command.UpdateEmployeeData</text:p>
          </table:table-cell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4" office:value-type="string">
            <text:p>healthwatcher.view.command.UpdateEmployeeSearch</text:p>
          </table:table-cell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4" office:value-type="string">
            <text:p>healthwatcher.view.command.UpdateHealthUnitData</text:p>
          </table:table-cell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4" office:value-type="string">
            <text:p>healthwatcher.view.command.UpdateHealthUnitList</text:p>
          </table:table-cell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office:value-type="string">
            <text:p>healthwatcher.view.command.UpdateHealthUnitSearch</text:p>
          </table:table-cell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4" office:value-type="string">
            <text:p>healthwatcher.view.command.UpdateMedicalSpecialityData</text:p>
          </table:table-cell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4" office:value-type="string">
            <text:p>healthwatcher.view.command.UpdateMedicalSpecialityList</text:p>
          </table:table-cell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4" office:value-type="string">
            <text:p>healthwatcher.view.command.UpdateMedicalSpecialitySearch</text:p>
          </table:table-cell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4" office:value-type="string">
            <text:p>healthwatcher.view.command.UpdateSymptomData</text:p>
          </table:table-cell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4" office:value-type="string">
            <text:p>healthwatcher.view.command.UpdateSymptomList</text:p>
          </table:table-cell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4" office:value-type="string">
            <text:p>healthwatcher.view.command.UpdateSymptomSearch</text:p>
          </table:table-cell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4" office:value-type="string">
            <text:p>healthwatcher.view.IFacade</text:p>
          </table:table-cell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4" office:value-type="string">
            <text:p>healthwatcher.view.servlets.HWServlet</text:p>
          </table:table-cell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4" office:value-type="string">
            <text:p>healthwatcher.view.servlets.ServletRequestAdapter</text:p>
          </table:table-cell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4" office:value-type="string">
            <text:p>healthwatcher.view.servlets.ServletResponseAdapter</text:p>
          </table:table-cell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office:value-type="string">
            <text:p>healthwatcher.view.servlets.ServletWebServer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healthwatcher.Constants</text:p>
          </table:table-cell>
        </table:table-row>
        <table:table-row table:style-name="ro2" table:number-rows-repeated="104845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A_TollSystems" table:style-name="ta1" table:print="false">
        <table:table-column table:style-name="co1" table:default-cell-style-name="ce5"/>
        <table:table-column table:style-name="co2" table:default-cell-style-name="ce5"/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ec.noe.tollsystem.chargedataprocessing.ChargeDataProcessor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ec.noe.tollsystem.chargedataprocessing.Charger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ec.noe.tollsystem.chargedataprocessing.ChargingBase - aspecto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ec.noe.tollsystem.chargedataprocessing.ChargingRecord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ec.noe.tollsystem.chargedataprocessing.ChargingSection</text:p>
          </table:table-cell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ec.noe.tollsystem.chargedataprocessing.CostPerUnitComponent - aspecto</text:p>
          </table:table-cell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ec.noe.tollsystem.chargedataprocessing.DiscountChargeComponent - aspecto</text:p>
          </table:table-cell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4" office:value-type="string">
            <text:p>ec.noe.tollsystem.chargedataprocessing.FactoryBase - aspecto</text:p>
          </table:table-cell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4" office:value-type="string">
            <text:p>ec.noe.tollsystem.chargedataprocessing.PenaltyChargeComponent - aspecto</text:p>
          </table:table-cell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4" office:value-type="string">
            <text:p>ec.noe.tollsystem.chargedataprocessing.TariffComponent</text:p>
          </table:table-cell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4" office:value-type="string">
            <text:p>ec.noe.tollsystem.chargedataprocessing.TariffModel</text:p>
          </table:table-cell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4" office:value-type="string">
            <text:p>ec.noe.tollsystem.chargedataprocessing.TariffModelConfiguration</text:p>
          </table:table-cell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4" office:value-type="string">
            <text:p>ec.noe.tollsystem.chargedataprocessing.TariffModelFactory</text:p>
          </table:table-cell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4" office:value-type="string">
            <text:p>ec.noe.tollsystem.chargedataprocessing.TariffModelImpl</text:p>
          </table:table-cell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4" office:value-type="string">
            <text:p>ec.noe.tollsystem.chargedataprocessing.TimeAnalysi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c.noe.tollsystem.chargingvariability.CentralChargingConfigurationEtbo - aspect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c.noe.tollsystem.chargingvariability.CentralChargingConfigurationObu - aspect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c.noe.tollsystem.chargingvariability.DecentralChargingConfigurationEtbo - aspect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c.noe.tollsystem.chargingvariability.DecentralChargingConfigurationObu - aspecto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ec.noe.tollsystem.common.ChargingRecordPipe - aspecto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ec.noe.tollsystem.common.ChargingRecordProcessor</text:p>
          </table:table-cell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4" office:value-type="string">
            <text:p>ec.noe.tollsystem.common.DistanceCalculator</text:p>
          </table:table-cell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office:value-type="string">
            <text:p>ec.noe.tollsystem.common.EcologicalClassification</text:p>
          </table:table-cell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4" office:value-type="string">
            <text:p>ec.noe.tollsystem.common.EnvironmentProperties</text:p>
          </table:table-cell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4" office:value-type="string">
            <text:p>ec.noe.tollsystem.common.EtboRemoteCommunication</text:p>
          </table:table-cell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4" office:value-type="string">
            <text:p>ec.noe.tollsystem.common.ExceptionLogger</text:p>
          </table:table-cell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4" office:value-type="string">
            <text:p>ec.noe.tollsystem.common.Exclude</text:p>
          </table:table-cell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4" office:value-type="string">
            <text:p>ec.noe.tollsystem.common.InitializationError</text:p>
          </table:table-cell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4" office:value-type="string">
            <text:p>ec.noe.tollsystem.common.Journey</text:p>
          </table:table-cell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4" office:value-type="string">
            <text:p>ec.noe.tollsystem.common.JourneyClosed</text:p>
          </table:table-cell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4" office:value-type="string">
            <text:p>ec.noe.tollsystem.common.JourneyPipe - aspecto</text:p>
          </table:table-cell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4" office:value-type="string">
            <text:p>ec.noe.tollsystem.common.JourneyProcessor</text:p>
          </table:table-cell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4" office:value-type="string">
            <text:p>ec.noe.tollsystem.common.KindOfRoad</text:p>
          </table:table-cell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4" office:value-type="string">
            <text:p>ec.noe.tollsystem.common.Position</text:p>
          </table:table-cell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4" office:value-type="string">
            <text:p>ec.noe.tollsystem.common.TransmissionDataSerializer - aspecto</text:p>
          </table:table-cell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4" office:value-type="string">
            <text:p>ec.noe.tollsystem.common.VehicleProper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c.noe.tollsystem.etbo.Accou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c.noe.tollsystem.etbo.CentralChargingFactor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c.noe.tollsystem.etbo.ChargingModelFactor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c.noe.tollsystem.etbo.Communicatio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c.noe.tollsystem.etbo.DataStorag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c.noe.tollsystem.etbo.DecentralChargingFactory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c.noe.tollsystem.etbo.ElectronicTollingBackOffic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c.noe.tollsystem.etbo.EtboServer - aspect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c.noe.tollsystem.etbo.InvoicingProcesso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c.noe.tollsystem.etbo.logging.ETBOLogger - aspect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c.noe.tollsystem.etbo.Notification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ec.noe.tollsystem.etbo.Scheduler</text:p>
          </table:table-cell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4" office:value-type="string">
            <text:p>ec.noe.tollsystem.gui.Configurator</text:p>
          </table:table-cell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4" office:value-type="string">
            <text:p>ec.noe.tollsystem.gui.ElectronicTollingBackOfficeGUI</text:p>
          </table:table-cell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4" office:value-type="string">
            <text:p>ec.noe.tollsystem.gui.EtboGUIAspect - aspecto</text:p>
          </table:table-cell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4" office:value-type="string">
            <text:p>ec.noe.tollsystem.gui.ObuGUIAspect - aspecto</text:p>
          </table:table-cell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4" office:value-type="string">
            <text:p>ec.noe.tollsystem.gui.OnBoardUnitGUI</text:p>
          </table:table-cell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4" office:value-type="string">
            <text:p>ec.noe.tollsystem.gui.SimulationGUI</text:p>
          </table:table-cell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4" office:value-type="string">
            <text:p>ec.noe.tollsystem.gui.SimulationGUIAspect - aspecto</text:p>
          </table:table-cell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office:value-type="string">
            <text:p>ec.noe.tollsystem.gui.TollSystemGU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c.noe.tollsystem.obu.asynchronoustransmission.AsynchronousExecution - aspect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c.noe.tollsystem.obu.asynchronoustransmission.AsynchronousTransmission - aspect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c.noe.tollsystem.obu.BuildClientConnection - aspect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c.noe.tollsystem.obu.CentralJourneyObserver - aspect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c.noe.tollsystem.obu.Configuratio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c.noe.tollsystem.obu.DataBuffe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c.noe.tollsystem.obu.DecentralJourneyObserver - aspect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c.noe.tollsystem.obu.GpsReceive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c.noe.tollsystem.obu.IgnitionSensor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c.noe.tollsystem.obu.logging.OBULogger - aspect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c.noe.tollsystem.obu.ObserverProtocol - aspect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c.noe.tollsystem.obu.OnBoardUnit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ec.noe.tollsystem.obu.Recorder</text:p>
          </table:table-cell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4" office:value-type="string">
            <text:p>ec.noe.tollsystem.roadrecognition.RoadMap</text:p>
          </table:table-cell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4" office:value-type="string">
            <text:p>ec.noe.tollsystem.roadrecognition.RoadRecognitionConfiguration</text:p>
          </table:table-cell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office:value-type="string">
            <text:p>ec.noe.tollsystem.roadrecognition.RoadRecognitionProcessor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eliverInstance</text:p>
          </table:table-cell>
        </table:table-row>
        <table:table-row table:style-name="ro2" table:number-rows-repeated="104850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O_BCEL" table:style-name="ta1" table:print="false">
        <table:table-column table:style-name="co1" table:default-cell-style-name="ce5"/>
        <table:table-column table:style-name="co2" table:default-cell-style-name="ce5"/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org.apache.bcel.classfile.Code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org.apache.bcel.classfile.CodeExceptio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rg.apache.bcel.classfile.Constant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g.apache.bcel.classfile.ConstantClas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org.apache.bcel.classfile.ConstantC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org.apache.bcel.classfile.ConstantDoubl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rg.apache.bcel.classfile.ConstantFieldref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rg.apache.bcel.classfile.ConstantFloa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org.apache.bcel.classfile.ConstantInteger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org.apache.bcel.classfile.ConstantInterfaceMethodref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rg.apache.bcel.classfile.ConstantLong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org.apache.bcel.classfile.ConstantMethodref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g.apache.bcel.classfile.ConstantNameAndTyp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rg.apache.bcel.classfile.ConstantObjec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org.apache.bcel.classfile.ConstantPool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rg.apache.bcel.classfile.ConstantStrin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rg.apache.bcel.classfile.ConstantUtf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org.apache.bcel.classfile.ConstantValue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org.apache.bcel.classfile.Field</text:p>
          </table:table-cell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org.apache.bcel.classfile.FieldOrMetho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rg.apache.bcel.classfile.InnerClas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rg.apache.bcel.classfile.InnerClasses</text:p>
          </table:table-cell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4" office:value-type="string">
            <text:p>org.apache.bcel.classfile.LineNumber</text:p>
          </table:table-cell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4" office:value-type="string">
            <text:p>org.apache.bcel.classfile.LineNumberTabl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rg.apache.bcel.classfile.LocalVariabl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rg.apache.bcel.classfile.LocalVariableTable</text:p>
          </table:table-cell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office:value-type="string">
            <text:p>org.apache.bcel.classfile.StackMap</text:p>
          </table:table-cell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4" office:value-type="string">
            <text:p>org.apache.bcel.classfile.StackMapEntry</text:p>
          </table:table-cell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4" office:value-type="string">
            <text:p>org.apache.bcel.classfile.StackMapTyp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g.apache.bcel.classfile.AccessFlag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g.apache.bcel.classfile.Attribut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org.apache.bcel.classfile.ClassParser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rg.apache.bcel.classfile.Deprecated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org.apache.bcel.classfile.DescendingVisitor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org.apache.bcel.classfile.EmptyVisitor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rg.apache.bcel.classfile.ExceptionTable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org.apache.bcel.classfile.JavaClass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org.apache.bcel.classfile.Method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org.apache.bcel.classfile.Nod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org.apache.bcel.classfile.PMGClass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org.apache.bcel.classfile.Signature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org.apache.bcel.classfile.SourceFile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org.apache.bcel.classfile.Synthetic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org.apache.bcel.classfile.Unknow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org.apache.bcel.classfile.Visitor</text:p>
          </table:table-cell>
        </table:table-row>
        <table:table-row table:style-name="ro2" table:number-rows-repeated="104853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O_JBoss" table:style-name="ta1" table:print="false">
        <table:table-column table:style-name="co1" table:default-cell-style-name="ce5"/>
        <table:table-column table:style-name="co2" table:default-cell-style-name="ce5"/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org.jboss.management.j2ee.cluster.HAManagementService</text:p>
          </table:table-cell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4" office:value-type="string">
            <text:p>org.jboss.management.j2ee.cluster.HAManagementServiceMBe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g.jboss.management.j2ee.deployers.AbstractJSR77Deploy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g.jboss.management.j2ee.deployers.AbstractVFSJSR77Deploy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rg.jboss.management.j2ee.deployers.EarModuleJSR77Deploy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rg.jboss.management.j2ee.deployers.EjbModuleJSR77Deployer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rg.jboss.management.j2ee.deployers.JCAResourceJSR77Deployer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org.jboss.management.j2ee.deployers.JMSResourceJSR77Deployer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org.jboss.management.j2ee.deployers.RarModuleJSR77Deployer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org.jboss.management.j2ee.deployers.ServiceModuleJSR77Deployer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rg.jboss.management.j2ee.deployers.WebModuleJSR77Deployer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org.jboss.management.j2ee.factory.DefaultManagedObjectFactoryMap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org.jboss.management.j2ee.factory.EARModuleFactory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org.jboss.management.j2ee.factory.EJBModuleFactory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org.jboss.management.j2ee.factory.FactoryUtils</text:p>
          </table:table-cell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4" office:value-type="string">
            <text:p>org.jboss.management.j2ee.factory.JavaMailResourceFactory</text:p>
          </table:table-cell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org.jboss.management.j2ee.factory.JCAResourceFactory</text:p>
          </table:table-cell>
        </table:table-row>
        <table:table-row table:style-name="ro1">
          <table:table-cell table:style-name="ce4" office:value-type="float" office:value="69">
            <text:p>69</text:p>
          </table:table-cell>
          <table:table-cell table:style-name="ce4" office:value-type="string">
            <text:p>org.jboss.management.j2ee.factory.JMSResourceFactory</text:p>
          </table:table-cell>
        </table:table-row>
        <table:table-row table:style-name="ro1">
          <table:table-cell table:style-name="ce4" office:value-type="float" office:value="75">
            <text:p>75</text:p>
          </table:table-cell>
          <table:table-cell table:style-name="ce4" office:value-type="string">
            <text:p>org.jboss.management.j2ee.factory.JNDIResourceFactory</text:p>
          </table:table-cell>
        </table:table-row>
        <table:table-row table:style-name="ro1">
          <table:table-cell table:style-name="ce4" office:value-type="float" office:value="78">
            <text:p>78</text:p>
          </table:table-cell>
          <table:table-cell table:style-name="ce4" office:value-type="string">
            <text:p>org.jboss.management.j2ee.factory.JTAResourceFactory</text:p>
          </table:table-cell>
        </table:table-row>
        <table:table-row table:style-name="ro1">
          <table:table-cell table:style-name="ce4" office:value-type="float" office:value="95">
            <text:p>95</text:p>
          </table:table-cell>
          <table:table-cell table:style-name="ce4" office:value-type="string">
            <text:p>org.jboss.management.j2ee.factory.ManagedObjectFactory</text:p>
          </table:table-cell>
        </table:table-row>
        <table:table-row table:style-name="ro1">
          <table:table-cell table:style-name="ce4" office:value-type="float" office:value="96">
            <text:p>96</text:p>
          </table:table-cell>
          <table:table-cell table:style-name="ce4" office:value-type="string">
            <text:p>org.jboss.management.j2ee.factory.ManagedObjectFactoryMap</text:p>
          </table:table-cell>
        </table:table-row>
        <table:table-row table:style-name="ro1">
          <table:table-cell table:style-name="ce4" office:value-type="float" office:value="105">
            <text:p>105</text:p>
          </table:table-cell>
          <table:table-cell table:style-name="ce4" office:value-type="string">
            <text:p>org.jboss.management.j2ee.factory.RARModuleFactory</text:p>
          </table:table-cell>
        </table:table-row>
        <table:table-row table:style-name="ro1">
          <table:table-cell table:style-name="ce4" office:value-type="float" office:value="108">
            <text:p>108</text:p>
          </table:table-cell>
          <table:table-cell table:style-name="ce4" office:value-type="string">
            <text:p>org.jboss.management.j2ee.factory.RMIIIOPResourceFactory</text:p>
          </table:table-cell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4" office:value-type="string">
            <text:p>org.jboss.management.j2ee.factory.ServiceModuleFactory</text:p>
          </table:table-cell>
        </table:table-row>
        <table:table-row table:style-name="ro1">
          <table:table-cell table:style-name="ce4" office:value-type="float" office:value="145">
            <text:p>145</text:p>
          </table:table-cell>
          <table:table-cell table:style-name="ce4" office:value-type="string">
            <text:p>org.jboss.management.j2ee.factory.WebModuleFacto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rg.jboss.management.j2ee.statistics.BoundaryStatisticImp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rg.jboss.management.j2ee.statistics.BoundedRangeStatisticImp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g.jboss.management.j2ee.statistics.CountStatisticImp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g.jboss.management.j2ee.statistics.EJBStatsImp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rg.jboss.management.j2ee.statistics.EntityBeanStatsImp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rg.jboss.management.j2ee.statistics.JCAConnectionPoolStatsImp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rg.jboss.management.j2ee.statistics.JCAConnectionStatsImp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rg.jboss.management.j2ee.statistics.JCAStatsImp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rg.jboss.management.j2ee.statistics.JMSConnectionStatsImp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org.jboss.management.j2ee.statistics.JMSConsumerStatsImp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g.jboss.management.j2ee.statistics.JMSEndpointStatsImp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org.jboss.management.j2ee.statistics.JMSProducerStatsImp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rg.jboss.management.j2ee.statistics.JMSSessionStatsImp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org.jboss.management.j2ee.statistics.JMSStatsImp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g.jboss.management.j2ee.statistics.JTAStatsImp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org.jboss.management.j2ee.statistics.JVMStatsImp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org.jboss.management.j2ee.statistics.MessageDrivenBeanStatsImp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org.jboss.management.j2ee.statistics.RangeStatisticImp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org.jboss.management.j2ee.statistics.ServletStatsImp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org.jboss.management.j2ee.statistics.StatefulSessionBeanStatsImp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org.jboss.management.j2ee.statistics.StatelessSessionBeanStatsImp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org.jboss.management.j2ee.statistics.StatisticImp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org.jboss.management.j2ee.statistics.StatisticsProvider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org.jboss.management.j2ee.statistics.StatsBase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org.jboss.management.j2ee.statistics.TimeStatisticImpl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org.jboss.management.mejb.ClientNotificationListener</text:p>
          </table:table-cell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4" office:value-type="string">
            <text:p>org.jboss.management.mejb.JMSClientNotificationListener</text:p>
          </table:table-cell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4" office:value-type="string">
            <text:p>org.jboss.management.mejb.JMSNotificationListener</text:p>
          </table:table-cell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4" office:value-type="string">
            <text:p>org.jboss.management.mejb.JMSNotificationListenerMBean</text:p>
          </table:table-cell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4" office:value-type="string">
            <text:p>org.jboss.management.mejb.ListenerMBean</text:p>
          </table:table-cell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4" office:value-type="string">
            <text:p>org.jboss.management.mejb.ListenerRegistration</text:p>
          </table:table-cell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4" office:value-type="string">
            <text:p>org.jboss.management.mejb.ManagementBean</text:p>
          </table:table-cell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4" office:value-type="string">
            <text:p>org.jboss.management.mejb.MEJB</text:p>
          </table:table-cell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4" office:value-type="string">
            <text:p>org.jboss.management.mejb.MEJBSession</text:p>
          </table:table-cell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4" office:value-type="string">
            <text:p>org.jboss.management.mejb.PollingClientNotificationListener</text:p>
          </table:table-cell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4" office:value-type="string">
            <text:p>org.jboss.management.mejb.PollingNotificationListener</text:p>
          </table:table-cell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4" office:value-type="string">
            <text:p>org.jboss.management.mejb.PollingNotificationListenerMBean</text:p>
          </table:table-cell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4" office:value-type="string">
            <text:p>org.jboss.management.mejb.RMIClientNotificationListener</text:p>
          </table:table-cell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4" office:value-type="string">
            <text:p>org.jboss.management.mejb.RMIClientNotificationListenerInterface</text:p>
          </table:table-cell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4" office:value-type="string">
            <text:p>org.jboss.management.mejb.RMINotificationListener</text:p>
          </table:table-cell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office:value-type="string">
            <text:p>org.jboss.management.mejb.RMINotificationListenerMBean</text:p>
          </table:table-cell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4" office:value-type="string">
            <text:p>org.jboss.management.mejb.SearchClientNotificationListen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g.jboss.management.j2ee.AppClientModu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g.jboss.management.j2ee.AppClientModuleMBea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rg.jboss.management.j2ee.EJB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rg.jboss.management.j2ee.EJBMBea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rg.jboss.management.j2ee.EJBModu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rg.jboss.management.j2ee.EJBModuleMBea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rg.jboss.management.j2ee.EntityBea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rg.jboss.management.j2ee.EntityBeanMBea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rg.jboss.management.j2ee.EventProvide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rg.jboss.management.j2ee.InvalidParentException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rg.jboss.management.j2ee.J2EEApplicatio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rg.jboss.management.j2ee.J2EEApplicationMBea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rg.jboss.management.j2ee.J2EEDeployedObjec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rg.jboss.management.j2ee.J2EEDeployedObjectMBean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rg.jboss.management.j2ee.J2EEDomai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g.jboss.management.j2ee.J2EEDomainMBean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rg.jboss.management.j2ee.J2EEDomainTarge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rg.jboss.management.j2ee.J2EEDomainTargetMBea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rg.jboss.management.j2ee.J2EEManagedObjec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rg.jboss.management.j2ee.J2EEManagedObjectMBean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rg.jboss.management.j2ee.J2EEModul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rg.jboss.management.j2ee.J2EEModuleMBean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rg.jboss.management.j2ee.J2EEResourc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rg.jboss.management.j2ee.J2EEResourceMBean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rg.jboss.management.j2ee.J2EEServer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rg.jboss.management.j2ee.J2EEServerMBean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rg.jboss.management.j2ee.J2EETypeConstant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rg.jboss.management.j2ee.JavaMailResourc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org.jboss.management.j2ee.JavaMailResourceMBean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org.jboss.management.j2ee.JCAConnectionFactory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org.jboss.management.j2ee.JCAConnectionFactoryMBean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org.jboss.management.j2ee.JCAManagedConnectionFactory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org.jboss.management.j2ee.JCAManagedConnectionFactoryMBea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rg.jboss.management.j2ee.JCAResourc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org.jboss.management.j2ee.JCAResourceMBean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rg.jboss.management.j2ee.JDBCDataSource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rg.jboss.management.j2ee.JDBCDataSourceMBean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rg.jboss.management.j2ee.JDBCDriver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rg.jboss.management.j2ee.JDBCDriverMBean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org.jboss.management.j2ee.JDBCResourc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rg.jboss.management.j2ee.JDBCResourceMBean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rg.jboss.management.j2ee.JMSResourc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org.jboss.management.j2ee.JMSResourceMBean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org.jboss.management.j2ee.JNDIResourc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rg.jboss.management.j2ee.JNDIResourceMBean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rg.jboss.management.j2ee.JTAResource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g.jboss.management.j2ee.JTAResourceMBean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g.jboss.management.j2ee.JV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org.jboss.management.j2ee.JVMMBean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org.jboss.management.j2ee.LocalJBossServerDomain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org.jboss.management.j2ee.LocalJBossServerDomainMBean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org.jboss.management.j2ee.MBean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org.jboss.management.j2ee.MBeanMBean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rg.jboss.management.j2ee.MessageDrivenBean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rg.jboss.management.j2ee.MessageDrivenBeanMBean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org.jboss.management.j2ee.NotificationConstants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org.jboss.management.j2ee.ResourceAdapter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org.jboss.management.j2ee.ResourceAdapterMBean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rg.jboss.management.j2ee.ResourceAdapterModule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org.jboss.management.j2ee.ResourceAdapterModuleMBean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org.jboss.management.j2ee.RMI_IIOPResource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org.jboss.management.j2ee.RMI_IIOPResourceMBean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org.jboss.management.j2ee.ServiceModul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org.jboss.management.j2ee.ServiceModuleMBean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org.jboss.management.j2ee.Servlet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rg.jboss.management.j2ee.ServletMBean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org.jboss.management.j2ee.SessionBean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org.jboss.management.j2ee.SessionBeanMBean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org.jboss.management.j2ee.StatefulSessionBean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g.jboss.management.j2ee.StatefulSessionBeanMBean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org.jboss.management.j2ee.StatelessSessionBean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org.jboss.management.j2ee.StatelessSessionBeanMBean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org.jboss.management.j2ee.StateManageabl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org.jboss.management.j2ee.StateManagement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org.jboss.management.j2ee.StatisticsConstants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org.jboss.management.j2ee.URLResource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org.jboss.management.j2ee.URLResourceMBean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org.jboss.management.j2ee.WebModule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org.jboss.management.j2ee.WebModuleMBean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org.jboss.management.j2ee.WrapperException</text:p>
          </table:table-cell>
        </table:table-row>
        <table:table-row table:style-name="ro1" table:number-rows-repeated="10484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O_JHotDraw" table:style-name="ta1" table:print="false">
        <table:table-column table:style-name="co1" table:default-cell-style-name="ce5"/>
        <table:table-column table:style-name="co2" table:default-cell-style-name="ce5"/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org.jhotdraw.draw.action.AbstractDrawingEditorAction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org.jhotdraw.draw.action.AbstractDrawingViewAction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org.jhotdraw.draw.action.AbstractSelectedAction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string">
            <text:p>org.jhotdraw.draw.action.AlignAction</text:p>
          </table:table-cell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org.jhotdraw.draw.action.ApplyAttributesAction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org.jhotdraw.draw.action.AttributeAction</text:p>
          </table:table-cell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4" office:value-type="string">
            <text:p>org.jhotdraw.draw.action.AttributeToggler</text:p>
          </table:table-cell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4" office:value-type="string">
            <text:p>org.jhotdraw.draw.action.BringToFrontAction</text:p>
          </table:table-cell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4" office:value-type="string">
            <text:p>org.jhotdraw.draw.action.ButtonFactory</text:p>
          </table:table-cell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string">
            <text:p>org.jhotdraw.draw.action.ColorIcon</text:p>
          </table:table-cell>
        </table:table-row>
        <table:table-row table:style-name="ro1">
          <table:table-cell table:style-name="ce4" office:value-type="float" office:value="64">
            <text:p>64</text:p>
          </table:table-cell>
          <table:table-cell table:style-name="ce4" office:value-type="string">
            <text:p>org.jhotdraw.draw.action.DefaultAttributeAction</text:p>
          </table:table-cell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4" office:value-type="string">
            <text:p>org.jhotdraw.draw.action.DrawingAttributeAction</text:p>
          </table:table-cell>
        </table:table-row>
        <table:table-row table:style-name="ro1">
          <table:table-cell table:style-name="ce4" office:value-type="float" office:value="81">
            <text:p>81</text:p>
          </table:table-cell>
          <table:table-cell table:style-name="ce4" office:value-type="string">
            <text:p>org.jhotdraw.draw.action.DrawingColorChooserAction</text:p>
          </table:table-cell>
        </table:table-row>
        <table:table-row table:style-name="ro1">
          <table:table-cell table:style-name="ce4" office:value-type="float" office:value="82">
            <text:p>82</text:p>
          </table:table-cell>
          <table:table-cell table:style-name="ce4" office:value-type="string">
            <text:p>org.jhotdraw.draw.action.DrawingColorChooserHandler</text:p>
          </table:table-cell>
        </table:table-row>
        <table:table-row table:style-name="ro1">
          <table:table-cell table:style-name="ce4" office:value-type="float" office:value="83">
            <text:p>83</text:p>
          </table:table-cell>
          <table:table-cell table:style-name="ce4" office:value-type="string">
            <text:p>org.jhotdraw.draw.action.DrawingColorIcon</text:p>
          </table:table-cell>
        </table:table-row>
        <table:table-row table:style-name="ro1">
          <table:table-cell table:style-name="ce4" office:value-type="float" office:value="89">
            <text:p>89</text:p>
          </table:table-cell>
          <table:table-cell table:style-name="ce4" office:value-type="string">
            <text:p>org.jhotdraw.draw.action.EditCanvasAction</text:p>
          </table:table-cell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ce4" office:value-type="string">
            <text:p>org.jhotdraw.draw.action.EditCanvasPanel</text:p>
          </table:table-cell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4" office:value-type="string">
            <text:p>org.jhotdraw.draw.action.EditGridAction</text:p>
          </table:table-cell>
        </table:table-row>
        <table:table-row table:style-name="ro1">
          <table:table-cell table:style-name="ce4" office:value-type="float" office:value="92">
            <text:p>92</text:p>
          </table:table-cell>
          <table:table-cell table:style-name="ce4" office:value-type="string">
            <text:p>org.jhotdraw.draw.action.EditGridPanel</text:p>
          </table:table-cell>
        </table:table-row>
        <table:table-row table:style-name="ro1">
          <table:table-cell table:style-name="ce4" office:value-type="float" office:value="93">
            <text:p>93</text:p>
          </table:table-cell>
          <table:table-cell table:style-name="ce4" office:value-type="string">
            <text:p>org.jhotdraw.draw.action.EditorColorChooserAction</text:p>
          </table:table-cell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4" office:value-type="string">
            <text:p>org.jhotdraw.draw.action.EditorColorIcon</text:p>
          </table:table-cell>
        </table:table-row>
        <table:table-row table:style-name="ro1">
          <table:table-cell table:style-name="ce4" office:value-type="float" office:value="107">
            <text:p>107</text:p>
          </table:table-cell>
          <table:table-cell table:style-name="ce4" office:value-type="string">
            <text:p>org.jhotdraw.draw.action.FontChooserHandler</text:p>
          </table:table-cell>
        </table:table-row>
        <table:table-row table:style-name="ro1">
          <table:table-cell table:style-name="ce4" office:value-type="float" office:value="113">
            <text:p>113</text:p>
          </table:table-cell>
          <table:table-cell table:style-name="ce4" office:value-type="string">
            <text:p>org.jhotdraw.draw.action.GroupAction</text:p>
          </table:table-cell>
        </table:table-row>
        <table:table-row table:style-name="ro1">
          <table:table-cell table:style-name="ce4" office:value-type="float" office:value="122">
            <text:p>122</text:p>
          </table:table-cell>
          <table:table-cell table:style-name="ce4" office:value-type="string">
            <text:p>org.jhotdraw.draw.action.ImageBevelBorder</text:p>
          </table:table-cell>
        </table:table-row>
        <table:table-row table:style-name="ro1">
          <table:table-cell table:style-name="ce4" office:value-type="float" office:value="128">
            <text:p>128</text:p>
          </table:table-cell>
          <table:table-cell table:style-name="ce4" office:value-type="string">
            <text:p>org.jhotdraw.draw.action.IncreaseHandleDetailLevelAction</text:p>
          </table:table-cell>
        </table:table-row>
        <table:table-row table:style-name="ro1">
          <table:table-cell table:style-name="ce4" office:value-type="float" office:value="135">
            <text:p>135</text:p>
          </table:table-cell>
          <table:table-cell table:style-name="ce4" office:value-type="string">
            <text:p>org.jhotdraw.draw.action.LineDecorationIcon</text:p>
          </table:table-cell>
        </table:table-row>
        <table:table-row table:style-name="ro1">
          <table:table-cell table:style-name="ce4" office:value-type="float" office:value="143">
            <text:p>143</text:p>
          </table:table-cell>
          <table:table-cell table:style-name="ce4" office:value-type="string">
            <text:p>org.jhotdraw.draw.action.MoveAction</text:p>
          </table:table-cell>
        </table:table-row>
        <table:table-row table:style-name="ro1">
          <table:table-cell table:style-name="ce4" office:value-type="float" office:value="144">
            <text:p>144</text:p>
          </table:table-cell>
          <table:table-cell table:style-name="ce4" office:value-type="string">
            <text:p>org.jhotdraw.draw.action.MoveConstrainedAction</text:p>
          </table:table-cell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4" office:value-type="string">
            <text:p>org.jhotdraw.draw.action.PickAttributesAction</text:p>
          </table:table-cell>
        </table:table-row>
        <table:table-row table:style-name="ro1">
          <table:table-cell table:style-name="ce4" office:value-type="float" office:value="163">
            <text:p>163</text:p>
          </table:table-cell>
          <table:table-cell table:style-name="ce4" office:value-type="string">
            <text:p>org.jhotdraw.draw.action.SelectionColorChooserAction</text:p>
          </table:table-cell>
        </table:table-row>
        <table:table-row table:style-name="ro1">
          <table:table-cell table:style-name="ce4" office:value-type="float" office:value="164">
            <text:p>164</text:p>
          </table:table-cell>
          <table:table-cell table:style-name="ce4" office:value-type="string">
            <text:p>org.jhotdraw.draw.action.SelectionColorChooserHandler</text:p>
          </table:table-cell>
        </table:table-row>
        <table:table-row table:style-name="ro1">
          <table:table-cell table:style-name="ce4" office:value-type="float" office:value="165">
            <text:p>165</text:p>
          </table:table-cell>
          <table:table-cell table:style-name="ce4" office:value-type="string">
            <text:p>org.jhotdraw.draw.action.SelectionColorIcon</text:p>
          </table:table-cell>
        </table:table-row>
        <table:table-row table:style-name="ro1">
          <table:table-cell table:style-name="ce4" office:value-type="float" office:value="162">
            <text:p>162</text:p>
          </table:table-cell>
          <table:table-cell table:style-name="ce4" office:value-type="string">
            <text:p>org.jhotdraw.draw.action.SelectSameAction</text:p>
          </table:table-cell>
        </table:table-row>
        <table:table-row table:style-name="ro1">
          <table:table-cell table:style-name="ce4" office:value-type="float" office:value="169">
            <text:p>169</text:p>
          </table:table-cell>
          <table:table-cell table:style-name="ce4" office:value-type="string">
            <text:p>org.jhotdraw.draw.action.SendToBackAction</text:p>
          </table:table-cell>
        </table:table-row>
        <table:table-row table:style-name="ro1">
          <table:table-cell table:style-name="ce4" office:value-type="float" office:value="174">
            <text:p>174</text:p>
          </table:table-cell>
          <table:table-cell table:style-name="ce4" office:value-type="string">
            <text:p>org.jhotdraw.draw.action.StrokeIcon</text:p>
          </table:table-cell>
        </table:table-row>
        <table:table-row table:style-name="ro1">
          <table:table-cell table:style-name="ce4" office:value-type="float" office:value="184">
            <text:p>184</text:p>
          </table:table-cell>
          <table:table-cell table:style-name="ce4" office:value-type="string">
            <text:p>org.jhotdraw.draw.action.ToggleGridAction</text:p>
          </table:table-cell>
        </table:table-row>
        <table:table-row table:style-name="ro1">
          <table:table-cell table:style-name="ce4" office:value-type="float" office:value="194">
            <text:p>194</text:p>
          </table:table-cell>
          <table:table-cell table:style-name="ce4" office:value-type="string">
            <text:p>org.jhotdraw.draw.action.UngroupAction</text:p>
          </table:table-cell>
        </table:table-row>
        <table:table-row table:style-name="ro1">
          <table:table-cell table:style-name="ce4" office:value-type="float" office:value="196">
            <text:p>196</text:p>
          </table:table-cell>
          <table:table-cell table:style-name="ce4" office:value-type="string">
            <text:p>org.jhotdraw.draw.action.ZoomAction</text:p>
          </table:table-cell>
        </table:table-row>
        <table:table-row table:style-name="ro1">
          <table:table-cell table:style-name="ce4" office:value-type="float" office:value="197">
            <text:p>197</text:p>
          </table:table-cell>
          <table:table-cell table:style-name="ce4" office:value-type="string">
            <text:p>org.jhotdraw.draw.action.ZoomEditorActio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rg.jhotdraw.draw.connector.AbstractConnecto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rg.jhotdraw.draw.connector.ChopBezierConnecto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rg.jhotdraw.draw.connector.ChopDiamondConnector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rg.jhotdraw.draw.connector.ChopEllipseConnector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rg.jhotdraw.draw.connector.ChopRectangleConnecto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org.jhotdraw.draw.connector.ChopRoundRectangleConnector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org.jhotdraw.draw.connector.ChopTriangleConnector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rg.jhotdraw.draw.connector.Connector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org.jhotdraw.draw.connector.LocatorConnector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rg.jhotdraw.draw.connector.StickyRectangleConnector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org.jhotdraw.draw.decoration.AbstractLineDecoration</text:p>
          </table:table-cell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org.jhotdraw.draw.decoration.ArrowTip</text:p>
          </table:table-cell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4" office:value-type="string">
            <text:p>org.jhotdraw.draw.decoration.CompositeLineDecoration</text:p>
          </table:table-cell>
        </table:table-row>
        <table:table-row table:style-name="ro1">
          <table:table-cell table:style-name="ce4" office:value-type="float" office:value="110">
            <text:p>110</text:p>
          </table:table-cell>
          <table:table-cell table:style-name="ce4" office:value-type="string">
            <text:p>org.jhotdraw.draw.decoration.GeneralPathTip</text:p>
          </table:table-cell>
        </table:table-row>
        <table:table-row table:style-name="ro1">
          <table:table-cell table:style-name="ce4" office:value-type="float" office:value="134">
            <text:p>134</text:p>
          </table:table-cell>
          <table:table-cell table:style-name="ce4" office:value-type="string">
            <text:p>org.jhotdraw.draw.decoration.LineDecoration</text:p>
          </table:table-cell>
        </table:table-row>
        <table:table-row table:style-name="ro1">
          <table:table-cell table:style-name="ce4" office:value-type="float" office:value="149">
            <text:p>149</text:p>
          </table:table-cell>
          <table:table-cell table:style-name="ce4" office:value-type="string">
            <text:p>org.jhotdraw.draw.decoration.PerpendicularB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g.jhotdraw.draw.event.AbstractAttributeEditorHandler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rg.jhotdraw.draw.event.AttributeChangeEdi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rg.jhotdraw.draw.event.BezierNodeEdit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org.jhotdraw.draw.event.CompositeFigureEdi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rg.jhotdraw.draw.event.CompositeFigureEven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rg.jhotdraw.draw.event.CompositeFigureListener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g.jhotdraw.draw.event.DrawingAttributeEditorHandler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rg.jhotdraw.draw.event.DrawingComponentRepainter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rg.jhotdraw.draw.event.FigureAdapter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rg.jhotdraw.draw.event.FigureAttributeEditorHandle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org.jhotdraw.draw.event.FigureEvent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org.jhotdraw.draw.event.FigureListener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rg.jhotdraw.draw.event.FigureSelectionEvent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org.jhotdraw.draw.event.FigureSelectionListener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rg.jhotdraw.draw.event.HandleEvent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org.jhotdraw.draw.event.HandleListener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org.jhotdraw.draw.event.HandleMulticaster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org.jhotdraw.draw.event.SelectionComponentDisplayer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org.jhotdraw.draw.event.SelectionComponentRepainter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org.jhotdraw.draw.event.SetBoundsEdit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org.jhotdraw.draw.event.ToolAdapter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org.jhotdraw.draw.event.ToolEvent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org.jhotdraw.draw.event.ToolListener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org.jhotdraw.draw.event.TransformEdit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org.jhotdraw.draw.event.TransformRestoreEdit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org.jhotdraw.draw.handle.AbstractConnectionHandle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org.jhotdraw.draw.handle.AbstractHandle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4" office:value-type="string">
            <text:p>org.jhotdraw.draw.handle.AbstractRotateHandle</text:p>
          </table:table-cell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4" office:value-type="string">
            <text:p>org.jhotdraw.draw.handle.BezierControlPointHandle</text:p>
          </table:table-cell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4" office:value-type="string">
            <text:p>org.jhotdraw.draw.handle.BezierNodeHandle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4" office:value-type="string">
            <text:p>org.jhotdraw.draw.handle.BezierOutlineHandle</text:p>
          </table:table-cell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org.jhotdraw.draw.handle.BezierScaleHandle</text:p>
          </table:table-cell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string">
            <text:p>org.jhotdraw.draw.handle.BoundsOutlineHandle</text:p>
          </table:table-cell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4" office:value-type="string">
            <text:p>org.jhotdraw.draw.handle.CloseHandle</text:p>
          </table:table-cell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4" office:value-type="string">
            <text:p>org.jhotdraw.draw.handle.ConnectionEndHandle</text:p>
          </table:table-cell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4" office:value-type="string">
            <text:p>org.jhotdraw.draw.handle.ConnectionStartHandle</text:p>
          </table:table-cell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4" office:value-type="string">
            <text:p>org.jhotdraw.draw.handle.ConnectorHandle</text:p>
          </table:table-cell>
        </table:table-row>
        <table:table-row table:style-name="ro1">
          <table:table-cell table:style-name="ce4" office:value-type="float" office:value="76">
            <text:p>76</text:p>
          </table:table-cell>
          <table:table-cell table:style-name="ce4" office:value-type="string">
            <text:p>org.jhotdraw.draw.handle.DragHandle</text:p>
          </table:table-cell>
        </table:table-row>
        <table:table-row table:style-name="ro1">
          <table:table-cell table:style-name="ce4" office:value-type="float" office:value="108">
            <text:p>108</text:p>
          </table:table-cell>
          <table:table-cell table:style-name="ce4" office:value-type="string">
            <text:p>org.jhotdraw.draw.handle.FontSizeHandle</text:p>
          </table:table-cell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4" office:value-type="string">
            <text:p>org.jhotdraw.draw.handle.Handle</text:p>
          </table:table-cell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4" office:value-type="string">
            <text:p>org.jhotdraw.draw.handle.HandleAttributeKeys</text:p>
          </table:table-cell>
        </table:table-row>
        <table:table-row table:style-name="ro1">
          <table:table-cell table:style-name="ce4" office:value-type="float" office:value="141">
            <text:p>141</text:p>
          </table:table-cell>
          <table:table-cell table:style-name="ce4" office:value-type="string">
            <text:p>org.jhotdraw.draw.handle.LocatorHandle</text:p>
          </table:table-cell>
        </table:table-row>
        <table:table-row table:style-name="ro1">
          <table:table-cell table:style-name="ce4" office:value-type="float" office:value="145">
            <text:p>145</text:p>
          </table:table-cell>
          <table:table-cell table:style-name="ce4" office:value-type="string">
            <text:p>org.jhotdraw.draw.handle.MoveHandle</text:p>
          </table:table-cell>
        </table:table-row>
        <table:table-row table:style-name="ro1">
          <table:table-cell table:style-name="ce4" office:value-type="float" office:value="146">
            <text:p>146</text:p>
          </table:table-cell>
          <table:table-cell table:style-name="ce4" office:value-type="string">
            <text:p>org.jhotdraw.draw.handle.NullHandle</text:p>
          </table:table-cell>
        </table:table-row>
        <table:table-row table:style-name="ro1">
          <table:table-cell table:style-name="ce4" office:value-type="float" office:value="147">
            <text:p>147</text:p>
          </table:table-cell>
          <table:table-cell table:style-name="ce4" office:value-type="string">
            <text:p>org.jhotdraw.draw.handle.OrientationHandle</text:p>
          </table:table-cell>
        </table:table-row>
        <table:table-row table:style-name="ro1">
          <table:table-cell table:style-name="ce4" office:value-type="float" office:value="156">
            <text:p>156</text:p>
          </table:table-cell>
          <table:table-cell table:style-name="ce4" office:value-type="string">
            <text:p>org.jhotdraw.draw.handle.ResizeHandleKit</text:p>
          </table:table-cell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4" office:value-type="string">
            <text:p>org.jhotdraw.draw.handle.RotateHandle</text:p>
          </table:table-cell>
        </table:table-row>
        <table:table-row table:style-name="ro1">
          <table:table-cell table:style-name="ce4" office:value-type="float" office:value="160">
            <text:p>160</text:p>
          </table:table-cell>
          <table:table-cell table:style-name="ce4" office:value-type="string">
            <text:p>org.jhotdraw.draw.handle.RoundRectangleRadiusHandle</text:p>
          </table:table-cell>
        </table:table-row>
        <table:table-row table:style-name="ro1">
          <table:table-cell table:style-name="ce4" office:value-type="float" office:value="183">
            <text:p>183</text:p>
          </table:table-cell>
          <table:table-cell table:style-name="ce4" office:value-type="string">
            <text:p>org.jhotdraw.draw.handle.TextOverflowHandle</text:p>
          </table:table-cell>
        </table:table-row>
        <table:table-row table:style-name="ro1">
          <table:table-cell table:style-name="ce4" office:value-type="float" office:value="190">
            <text:p>190</text:p>
          </table:table-cell>
          <table:table-cell table:style-name="ce4" office:value-type="string">
            <text:p>org.jhotdraw.draw.handle.TransformHandleKi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rg.jhotdraw.draw.io.DOMStorableInputOutputFormat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rg.jhotdraw.draw.io.ImageInputFormat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org.jhotdraw.draw.io.ImageOutputFormat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org.jhotdraw.draw.io.InputFormat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org.jhotdraw.draw.io.OutputFormat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org.jhotdraw.draw.io.SerializationInputOutputFormat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org.jhotdraw.draw.io.TextInputFormat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org.jhotdraw.draw.layouter.AbstractLayouter</text:p>
          </table:table-cell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4" office:value-type="string">
            <text:p>org.jhotdraw.draw.layouter.HorizontalLayouter</text:p>
          </table:table-cell>
        </table:table-row>
        <table:table-row table:style-name="ro1">
          <table:table-cell table:style-name="ce4" office:value-type="float" office:value="132">
            <text:p>132</text:p>
          </table:table-cell>
          <table:table-cell table:style-name="ce4" office:value-type="string">
            <text:p>org.jhotdraw.draw.layouter.Layouter</text:p>
          </table:table-cell>
        </table:table-row>
        <table:table-row table:style-name="ro1">
          <table:table-cell table:style-name="ce4" office:value-type="float" office:value="142">
            <text:p>142</text:p>
          </table:table-cell>
          <table:table-cell table:style-name="ce4" office:value-type="string">
            <text:p>org.jhotdraw.draw.layouter.LocatorLayouter</text:p>
          </table:table-cell>
        </table:table-row>
        <table:table-row table:style-name="ro1">
          <table:table-cell table:style-name="ce4" office:value-type="float" office:value="195">
            <text:p>195</text:p>
          </table:table-cell>
          <table:table-cell table:style-name="ce4" office:value-type="string">
            <text:p>org.jhotdraw.draw.layouter.VerticalLayouter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org.jhotdraw.draw.liner.CurvedLiner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rg.jhotdraw.draw.liner.ElbowLiner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org.jhotdraw.draw.liner.Liner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org.jhotdraw.draw.liner.SlantedLiner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org.jhotdraw.draw.locator.AbstractLocator</text:p>
          </table:table-cell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string">
            <text:p>org.jhotdraw.draw.locator.BezierLabelLocator</text:p>
          </table:table-cell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4" office:value-type="string">
            <text:p>org.jhotdraw.draw.locator.BezierPointLocator</text:p>
          </table:table-cell>
        </table:table-row>
        <table:table-row table:style-name="ro1">
          <table:table-cell table:style-name="ce4" office:value-type="float" office:value="109">
            <text:p>109</text:p>
          </table:table-cell>
          <table:table-cell table:style-name="ce4" office:value-type="string">
            <text:p>org.jhotdraw.draw.locator.FontSizeLocator</text:p>
          </table:table-cell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4" office:value-type="string">
            <text:p>org.jhotdraw.draw.locator.Locator</text:p>
          </table:table-cell>
        </table:table-row>
        <table:table-row table:style-name="ro1">
          <table:table-cell table:style-name="ce4" office:value-type="float" office:value="154">
            <text:p>154</text:p>
          </table:table-cell>
          <table:table-cell table:style-name="ce4" office:value-type="string">
            <text:p>org.jhotdraw.draw.locator.RelativeDecoratorLocator</text:p>
          </table:table-cell>
        </table:table-row>
        <table:table-row table:style-name="ro1">
          <table:table-cell table:style-name="ce4" office:value-type="float" office:value="155">
            <text:p>155</text:p>
          </table:table-cell>
          <table:table-cell table:style-name="ce4" office:value-type="string">
            <text:p>org.jhotdraw.draw.locator.RelativeLocator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org.jhotdraw.draw.print.DrawingPageable</text:p>
          </table:table-cell>
        </table:table-row>
        <table:table-row table:style-name="ro1">
          <table:table-cell table:style-name="ce4" office:value-type="float" office:value="105">
            <text:p>105</text:p>
          </table:table-cell>
          <table:table-cell table:style-name="ce4" office:value-type="string">
            <text:p>org.jhotdraw.draw.text.FloatingTextArea</text:p>
          </table:table-cell>
        </table:table-row>
        <table:table-row table:style-name="ro1">
          <table:table-cell table:style-name="ce4" office:value-type="float" office:value="106">
            <text:p>106</text:p>
          </table:table-cell>
          <table:table-cell table:style-name="ce4" office:value-type="string">
            <text:p>org.jhotdraw.draw.text.FloatingTextFiel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rg.jhotdraw.draw.tool.AbstractToo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rg.jhotdraw.draw.tool.BezierToo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rg.jhotdraw.draw.tool.ConnectionToo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rg.jhotdraw.draw.tool.CreationToo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org.jhotdraw.draw.tool.DefaultDragTracker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org.jhotdraw.draw.tool.DefaultHandleTracker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rg.jhotdraw.draw.tool.DefaultSelectAreaTracker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org.jhotdraw.draw.tool.DelegationSelectionToo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org.jhotdraw.draw.tool.DnDTracker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rg.jhotdraw.draw.tool.DragTracker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org.jhotdraw.draw.tool.HandleTracker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org.jhotdraw.draw.tool.ImageToo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org.jhotdraw.draw.tool.SelectAreaTracker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rg.jhotdraw.draw.tool.SelectionToo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org.jhotdraw.draw.tool.TextAreaCreationToo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org.jhotdraw.draw.tool.TextAreaEditingToo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org.jhotdraw.draw.tool.TextCreationToo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org.jhotdraw.draw.tool.TextEditingToo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org.jhotdraw.draw.tool.Tool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org.jhotdraw.draw.AbstractAttributedCompositeFigure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org.jhotdraw.draw.AbstractAttributedDecoratedFigur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org.jhotdraw.draw.AbstractAttributedFigure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org.jhotdraw.draw.AbstractCompositeFigur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org.jhotdraw.draw.AbstractConstrainer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org.jhotdraw.draw.AbstractDrawing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org.jhotdraw.draw.AbstractFigure</text:p>
          </table:table-cell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org.jhotdraw.draw.AttributeKey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org.jhotdraw.draw.AttributeKeys</text:p>
          </table:table-cell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org.jhotdraw.draw.BezierFigure</text:p>
          </table:table-cell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4" office:value-type="string">
            <text:p>org.jhotdraw.draw.CompositeFigure</text:p>
          </table:table-cell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4" office:value-type="string">
            <text:p>org.jhotdraw.draw.ConnectionFigure</text:p>
          </table:table-cell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4" office:value-type="string">
            <text:p>org.jhotdraw.draw.Constrainer</text:p>
          </table:table-cell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4" office:value-type="string">
            <text:p>org.jhotdraw.draw.DecoratedFigure</text:p>
          </table:table-cell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4" office:value-type="string">
            <text:p>org.jhotdraw.draw.DefaultDrawing</text:p>
          </table:table-cell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4" office:value-type="string">
            <text:p>org.jhotdraw.draw.DefaultDrawingEditor</text:p>
          </table:table-cell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4" office:value-type="string">
            <text:p>org.jhotdraw.draw.DefaultDrawingView</text:p>
          </table:table-cell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4" office:value-type="string">
            <text:p>org.jhotdraw.draw.DefaultDrawingViewBeanInfo</text:p>
          </table:table-cell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office:value-type="string">
            <text:p>org.jhotdraw.draw.DefaultDrawingViewTransferHandler</text:p>
          </table:table-cell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4" office:value-type="string">
            <text:p>org.jhotdraw.draw.DiamondFigure</text:p>
          </table:table-cell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4" office:value-type="string">
            <text:p>org.jhotdraw.draw.Drawing</text:p>
          </table:table-cell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4" office:value-type="string">
            <text:p>org.jhotdraw.draw.DrawingEditor</text:p>
          </table:table-cell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4" office:value-type="string">
            <text:p>org.jhotdraw.draw.DrawingEditorProxy</text:p>
          </table:table-cell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4" office:value-type="string">
            <text:p>org.jhotdraw.draw.DrawingView</text:p>
          </table:table-cell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4" office:value-type="string">
            <text:p>org.jhotdraw.draw.EllipseFigure</text:p>
          </table:table-cell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4" office:value-type="string">
            <text:p>org.jhotdraw.draw.Figure</text:p>
          </table:table-cell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4" office:value-type="string">
            <text:p>org.jhotdraw.draw.FigureLayerComparator</text:p>
          </table:table-cell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4" office:value-type="string">
            <text:p>org.jhotdraw.draw.GraphicalCompositeFigure</text:p>
          </table:table-cell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4" office:value-type="string">
            <text:p>org.jhotdraw.draw.GridConstrainer</text:p>
          </table:table-cell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4" office:value-type="string">
            <text:p>org.jhotdraw.draw.GroupFigure</text:p>
          </table:table-cell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4" office:value-type="string">
            <text:p>org.jhotdraw.draw.ImageFigure</text:p>
          </table:table-cell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4" office:value-type="string">
            <text:p>org.jhotdraw.draw.ImageHolderFigure</text:p>
          </table:table-cell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4" office:value-type="string">
            <text:p>org.jhotdraw.draw.LabeledLineConnectionFigure</text:p>
          </table:table-cell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office:value-type="string">
            <text:p>org.jhotdraw.draw.LabelFigure</text:p>
          </table:table-cell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4" office:value-type="string">
            <text:p>org.jhotdraw.draw.LineConnectionFigure</text:p>
          </table:table-cell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4" office:value-type="string">
            <text:p>org.jhotdraw.draw.LineFigure</text:p>
          </table:table-cell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4" office:value-type="string">
            <text:p>org.jhotdraw.draw.ListFigure</text:p>
          </table:table-cell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4" office:value-type="string">
            <text:p>org.jhotdraw.draw.QuadTreeCompositeFigure</text:p>
          </table:table-cell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4" office:value-type="string">
            <text:p>org.jhotdraw.draw.QuadTreeDrawing</text:p>
          </table:table-cell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4" office:value-type="string">
            <text:p>org.jhotdraw.draw.RectangleFigure</text:p>
          </table:table-cell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4" office:value-type="string">
            <text:p>org.jhotdraw.draw.RotationDirection</text:p>
          </table:table-cell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4" office:value-type="string">
            <text:p>org.jhotdraw.draw.RoundRectangleFigure</text:p>
          </table:table-cell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4" office:value-type="string">
            <text:p>org.jhotdraw.draw.TextAreaFigure</text:p>
          </table:table-cell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office:value-type="string">
            <text:p>org.jhotdraw.draw.TextFigure</text:p>
          </table:table-cell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4" office:value-type="string">
            <text:p>org.jhotdraw.draw.TextHolderFigure</text:p>
          </table:table-cell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4" office:value-type="string">
            <text:p>org.jhotdraw.draw.TranslationDirection</text:p>
          </table:table-cell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4" office:value-type="string">
            <text:p>org.jhotdraw.draw.TriangleFigure</text:p>
          </table:table-cell>
        </table:table-row>
        <table:table-row table:style-name="ro2" table:number-rows-repeated="104837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O_MyBatis" table:style-name="ta1" table:print="false">
        <table:table-column table:style-name="co1" table:default-cell-style-name="ce5"/>
        <table:table-column table:style-name="co2" table:default-cell-style-name="ce5"/>
        <table:table-row table:style-name="ro2">
          <table:table-cell table:style-name="ce4" office:value-type="float" office:value="62">
            <text:p>62</text:p>
          </table:table-cell>
          <table:table-cell table:style-name="ce4" office:value-type="string">
            <text:p>org.apache.ibatis.binding.BindingException</text:p>
          </table:table-cell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4" office:value-type="string">
            <text:p>org.apache.ibatis.binding.MapperMethod</text:p>
          </table:table-cell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4" office:value-type="string">
            <text:p>org.apache.ibatis.binding.MapperProxy</text:p>
          </table:table-cell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4" office:value-type="string">
            <text:p>org.apache.ibatis.binding.MapperRegistry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org.apache.ibatis.builder.annotation.MapperAnnotationBuilder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org.apache.ibatis.builder.annotation.ProviderSqlSourc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rg.apache.ibatis.builder.BaseBuilder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org.apache.ibatis.builder.BuilderException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rg.apache.ibatis.builder.MapperBuilderAssistant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org.apache.ibatis.builder.SqlSourceBuilder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org.apache.ibatis.builder.StaticSqlSource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org.apache.ibatis.builder.xml.dynamic.ChooseSqlNode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org.apache.ibatis.builder.xml.dynamic.DynamicContext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org.apache.ibatis.builder.xml.dynamic.DynamicSqlSource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org.apache.ibatis.builder.xml.dynamic.ExpressionEvaluator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org.apache.ibatis.builder.xml.dynamic.ForEachSqlNode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org.apache.ibatis.builder.xml.dynamic.IfSqlNode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org.apache.ibatis.builder.xml.dynamic.MixedSqlNode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org.apache.ibatis.builder.xml.dynamic.SetSqlNode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org.apache.ibatis.builder.xml.dynamic.SqlNode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org.apache.ibatis.builder.xml.dynamic.TextSqlNode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org.apache.ibatis.builder.xml.dynamic.TrimSqlNode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org.apache.ibatis.builder.xml.dynamic.WhereSqlNode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org.apache.ibatis.builder.xml.XMLConfigBuilder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org.apache.ibatis.builder.xml.XMLMapperBuilder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org.apache.ibatis.builder.xml.XMLMapperEntityResolver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org.apache.ibatis.builder.xml.XMLStatementBuilder</text:p>
          </table:table-cell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office:value-type="string">
            <text:p>org.apache.ibatis.cache.Cache</text:p>
          </table:table-cell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4" office:value-type="string">
            <text:p>org.apache.ibatis.cache.CacheException</text:p>
          </table:table-cell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4" office:value-type="string">
            <text:p>org.apache.ibatis.cache.CacheKey</text:p>
          </table:table-cell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4" office:value-type="string">
            <text:p>org.apache.ibatis.cache.decorators.FifoCache</text:p>
          </table:table-cell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4" office:value-type="string">
            <text:p>org.apache.ibatis.cache.decorators.LoggingCache</text:p>
          </table:table-cell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4" office:value-type="string">
            <text:p>org.apache.ibatis.cache.decorators.LruCache</text:p>
          </table:table-cell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office:value-type="string">
            <text:p>org.apache.ibatis.cache.decorators.ScheduledCache</text:p>
          </table:table-cell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4" office:value-type="string">
            <text:p>org.apache.ibatis.cache.decorators.SerializedCache</text:p>
          </table:table-cell>
        </table:table-row>
        <table:table-row table:style-name="ro2">
          <table:table-cell table:style-name="ce4" office:value-type="float" office:value="276">
            <text:p>276</text:p>
          </table:table-cell>
          <table:table-cell table:style-name="ce4" office:value-type="string">
            <text:p>org.apache.ibatis.cache.decorators.SoftCache</text:p>
          </table:table-cell>
        </table:table-row>
        <table:table-row table:style-name="ro2">
          <table:table-cell table:style-name="ce4" office:value-type="float" office:value="299">
            <text:p>299</text:p>
          </table:table-cell>
          <table:table-cell table:style-name="ce4" office:value-type="string">
            <text:p>org.apache.ibatis.cache.decorators.SynchronizedCache</text:p>
          </table:table-cell>
        </table:table-row>
        <table:table-row table:style-name="ro2">
          <table:table-cell table:style-name="ce4" office:value-type="float" office:value="311">
            <text:p>311</text:p>
          </table:table-cell>
          <table:table-cell table:style-name="ce4" office:value-type="string">
            <text:p>org.apache.ibatis.cache.decorators.TransactionalCache</text:p>
          </table:table-cell>
        </table:table-row>
        <table:table-row table:style-name="ro2">
          <table:table-cell table:style-name="ce4" office:value-type="float" office:value="324">
            <text:p>324</text:p>
          </table:table-cell>
          <table:table-cell table:style-name="ce4" office:value-type="string">
            <text:p>org.apache.ibatis.cache.decorators.WeakCache</text:p>
          </table:table-cell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4" office:value-type="string">
            <text:p>org.apache.ibatis.cache.impl.PerpetualCache</text:p>
          </table:table-cell>
        </table:table-row>
        <table:table-row table:style-name="ro2">
          <table:table-cell table:style-name="ce4" office:value-type="float" office:value="312">
            <text:p>312</text:p>
          </table:table-cell>
          <table:table-cell table:style-name="ce4" office:value-type="string">
            <text:p>org.apache.ibatis.cache.TransactionalCacheManager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org.apache.ibatis.datasource.DataSourceException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org.apache.ibatis.datasource.DataSourceFactory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org.apache.ibatis.datasource.jndi.JndiDataSourceFactory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org.apache.ibatis.datasource.pooled.PooledConnection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org.apache.ibatis.datasource.pooled.PooledDataSource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org.apache.ibatis.datasource.pooled.PooledDataSourceFactory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org.apache.ibatis.datasource.pooled.PoolState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org.apache.ibatis.datasource.unpooled.UnpooledDataSource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org.apache.ibatis.datasource.unpooled.UnpooledDataSourceFactory</text:p>
          </table:table-cell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4" office:value-type="string">
            <text:p>org.apache.ibatis.exceptions.ExceptionFactory</text:p>
          </table:table-cell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4" office:value-type="string">
            <text:p>org.apache.ibatis.exceptions.IbatisException</text:p>
          </table:table-cell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4" office:value-type="string">
            <text:p>org.apache.ibatis.exceptions.PersistenceException</text:p>
          </table:table-cell>
        </table:table-row>
        <table:table-row table:style-name="ro2">
          <table:table-cell table:style-name="ce4" office:value-type="float" office:value="306">
            <text:p>306</text:p>
          </table:table-cell>
          <table:table-cell table:style-name="ce4" office:value-type="string">
            <text:p>org.apache.ibatis.exceptions.TooManyResultsException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rg.apache.ibatis.executor.BaseExecutor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rg.apache.ibatis.executor.BatchExecutor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rg.apache.ibatis.executor.BatchExecutorException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org.apache.ibatis.executor.BatchResult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org.apache.ibatis.executor.CachingExecutor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org.apache.ibatis.executor.ErrorContext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org.apache.ibatis.executor.ExecutionPlaceholder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org.apache.ibatis.executor.Executor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org.apache.ibatis.executor.ExecutorException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org.apache.ibatis.executor.keygen.Jdbc3KeyGenerator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org.apache.ibatis.executor.keygen.KeyGenerator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org.apache.ibatis.executor.keygen.NoKeyGenerator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org.apache.ibatis.executor.keygen.SelectKeyGenerator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org.apache.ibatis.executor.loader.ResultLoader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org.apache.ibatis.executor.loader.ResultLoaderMap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org.apache.ibatis.executor.loader.ResultObjectProxy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org.apache.ibatis.executor.parameter.DefaultParameterHandler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org.apache.ibatis.executor.parameter.ParameterHandler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rg.apache.ibatis.executor.result.DefaultResultContext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rg.apache.ibatis.executor.result.DefaultResultHandler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org.apache.ibatis.executor.resultset.FastResultSetHandler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org.apache.ibatis.executor.resultset.NestedResultSetHandler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org.apache.ibatis.executor.resultset.ResultSetHandler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org.apache.ibatis.executor.ReuseExecutor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org.apache.ibatis.executor.SimpleExecutor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rg.apache.ibatis.executor.statement.BaseStatementHandler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org.apache.ibatis.executor.statement.CallableStatementHandler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org.apache.ibatis.executor.statement.PreparedStatementHandler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org.apache.ibatis.executor.statement.RoutingStatementHandler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org.apache.ibatis.executor.statement.SimpleStatementHandler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org.apache.ibatis.executor.statement.StatementHandler</text:p>
          </table:table-cell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4" office:value-type="string">
            <text:p>org.apache.ibatis.io.ClassLoaderWrapper</text:p>
          </table:table-cell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4" office:value-type="string">
            <text:p>org.apache.ibatis.io.ResolverUtil</text:p>
          </table:table-cell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4" office:value-type="string">
            <text:p>org.apache.ibatis.io.Resources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org.apache.ibatis.jdbc.Null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org.apache.ibatis.jdbc.RuntimeSqlException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org.apache.ibatis.jdbc.ScriptRunner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org.apache.ibatis.jdbc.SelectBuilder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org.apache.ibatis.jdbc.SqlBuilder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org.apache.ibatis.jdbc.SqlRunner</text:p>
          </table:table-cell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4" office:value-type="string">
            <text:p>org.apache.ibatis.logging.commons.JakartaCommonsLoggingImpl</text:p>
          </table:table-cell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4" office:value-type="string">
            <text:p>org.apache.ibatis.logging.jdbc.BaseJdbcLogger</text:p>
          </table:table-cell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4" office:value-type="string">
            <text:p>org.apache.ibatis.logging.jdbc.ConnectionLogger</text:p>
          </table:table-cell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4" office:value-type="string">
            <text:p>org.apache.ibatis.logging.jdbc.PreparedStatementLogger</text:p>
          </table:table-cell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4" office:value-type="string">
            <text:p>org.apache.ibatis.logging.jdbc.ResultSetLogger</text:p>
          </table:table-cell>
        </table:table-row>
        <table:table-row table:style-name="ro2">
          <table:table-cell table:style-name="ce4" office:value-type="float" office:value="293">
            <text:p>293</text:p>
          </table:table-cell>
          <table:table-cell table:style-name="ce4" office:value-type="string">
            <text:p>org.apache.ibatis.logging.jdbc.StatementLogger</text:p>
          </table:table-cell>
        </table:table-row>
        <table:table-row table:style-name="ro1">
          <table:table-cell table:style-name="ce4" office:value-type="float" office:value="154">
            <text:p>154</text:p>
          </table:table-cell>
          <table:table-cell table:style-name="ce4" office:value-type="string">
            <text:p>org.apache.ibatis.logging.jdk14.Jdk14LoggingImpl</text:p>
          </table:table-cell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4" office:value-type="string">
            <text:p>org.apache.ibatis.logging.Log</text:p>
          </table:table-cell>
        </table:table-row>
        <table:table-row table:style-name="ro1">
          <table:table-cell table:style-name="ce4" office:value-type="float" office:value="159">
            <text:p>159</text:p>
          </table:table-cell>
          <table:table-cell table:style-name="ce4" office:value-type="string">
            <text:p>org.apache.ibatis.logging.log4j.Log4jImpl</text:p>
          </table:table-cell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office:value-type="string">
            <text:p>org.apache.ibatis.logging.LogException</text:p>
          </table:table-cell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4" office:value-type="string">
            <text:p>org.apache.ibatis.logging.LogFactory</text:p>
          </table:table-cell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4" office:value-type="string">
            <text:p>org.apache.ibatis.logging.nologging.NoLoggingImpl</text:p>
          </table:table-cell>
        </table:table-row>
        <table:table-row table:style-name="ro1">
          <table:table-cell table:style-name="ce4" office:value-type="float" office:value="275">
            <text:p>275</text:p>
          </table:table-cell>
          <table:table-cell table:style-name="ce4" office:value-type="string">
            <text:p>org.apache.ibatis.logging.slf4j.Slf4jImpl</text:p>
          </table:table-cell>
        </table:table-row>
        <table:table-row table:style-name="ro2">
          <table:table-cell table:style-name="ce4" office:value-type="float" office:value="297">
            <text:p>297</text:p>
          </table:table-cell>
          <table:table-cell table:style-name="ce4" office:value-type="string">
            <text:p>org.apache.ibatis.logging.stdout.StdOutImp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rg.apache.ibatis.mapping.BoundSq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org.apache.ibatis.mapping.CacheBuilder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rg.apache.ibatis.mapping.Discriminator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org.apache.ibatis.mapping.Environment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org.apache.ibatis.mapping.MappedStatement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org.apache.ibatis.mapping.ParameterMap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org.apache.ibatis.mapping.ParameterMapping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org.apache.ibatis.mapping.ParameterMode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org.apache.ibatis.mapping.ResultFlag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org.apache.ibatis.mapping.ResultMap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org.apache.ibatis.mapping.ResultMapping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org.apache.ibatis.mapping.ResultSetType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org.apache.ibatis.mapping.SqlCommandType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org.apache.ibatis.mapping.SqlMapperException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org.apache.ibatis.mapping.SqlSource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org.apache.ibatis.mapping.StatementType</text:p>
          </table:table-cell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4" office:value-type="string">
            <text:p>org.apache.ibatis.metadata.Column</text:p>
          </table:table-cell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4" office:value-type="string">
            <text:p>org.apache.ibatis.metadata.Database</text:p>
          </table:table-cell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office:value-type="string">
            <text:p>org.apache.ibatis.metadata.DatabaseFactory</text:p>
          </table:table-cell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office:value-type="string">
            <text:p>org.apache.ibatis.metadata.Tabl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rg.apache.ibatis.migration.Chang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rg.apache.ibatis.migration.CommandLin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rg.apache.ibatis.migration.commands.BaseCommand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org.apache.ibatis.migration.commands.BootstrapCommand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org.apache.ibatis.migration.commands.Command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org.apache.ibatis.migration.commands.DownCommand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org.apache.ibatis.migration.commands.InitializeCommand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org.apache.ibatis.migration.commands.NewCommand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org.apache.ibatis.migration.commands.PendingCommand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org.apache.ibatis.migration.commands.ScriptCommand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org.apache.ibatis.migration.commands.StatusCommand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org.apache.ibatis.migration.commands.UpCommand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org.apache.ibatis.migration.commands.VersionCommand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org.apache.ibatis.migration.MigrationException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org.apache.ibatis.migration.MigrationReader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org.apache.ibatis.migration.Migrator</text:p>
          </table:table-cell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4" office:value-type="string">
            <text:p>org.apache.ibatis.ognl.ArrayElementsAccessor</text:p>
          </table:table-cell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4" office:value-type="string">
            <text:p>org.apache.ibatis.ognl.ArrayPropertyAccessor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org.apache.ibatis.ognl.ASTAdd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org.apache.ibatis.ognl.ASTAnd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org.apache.ibatis.ognl.ASTAssign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org.apache.ibatis.ognl.ASTBitAnd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org.apache.ibatis.ognl.ASTBitNegat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org.apache.ibatis.ognl.ASTBitOr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org.apache.ibatis.ognl.ASTChain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org.apache.ibatis.ognl.ASTConst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org.apache.ibatis.ognl.ASTCtor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org.apache.ibatis.ognl.ASTDivide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org.apache.ibatis.ognl.ASTEq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org.apache.ibatis.ognl.ASTEval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org.apache.ibatis.ognl.ASTGreater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org.apache.ibatis.ognl.ASTGreaterEq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org.apache.ibatis.ognl.ASTIn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org.apache.ibatis.ognl.ASTInstanceof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org.apache.ibatis.ognl.ASTKeyValue</text:p>
          </table:table-cell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4" office:value-type="string">
            <text:p>org.apache.ibatis.ognl.ASTLess</text:p>
          </table:table-cell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4" office:value-type="string">
            <text:p>org.apache.ibatis.ognl.ASTLessEq</text:p>
          </table:table-cell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org.apache.ibatis.ognl.ASTList</text:p>
          </table:table-cell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org.apache.ibatis.ognl.ASTMap</text:p>
          </table:table-cell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string">
            <text:p>org.apache.ibatis.ognl.ASTMethod</text:p>
          </table:table-cell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4" office:value-type="string">
            <text:p>org.apache.ibatis.ognl.ASTMultiply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org.apache.ibatis.ognl.ASTNegate</text:p>
          </table:table-cell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org.apache.ibatis.ognl.ASTNot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org.apache.ibatis.ognl.ASTNotEq</text:p>
          </table:table-cell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org.apache.ibatis.ognl.ASTNotIn</text:p>
          </table:table-cell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4" office:value-type="string">
            <text:p>org.apache.ibatis.ognl.ASTOr</text:p>
          </table:table-cell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org.apache.ibatis.ognl.ASTProject</text:p>
          </table:table-cell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office:value-type="string">
            <text:p>org.apache.ibatis.ognl.ASTProperty</text:p>
          </table:table-cell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4" office:value-type="string">
            <text:p>org.apache.ibatis.ognl.ASTRemainder</text:p>
          </table:table-cell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4" office:value-type="string">
            <text:p>org.apache.ibatis.ognl.ASTRootVarRef</text:p>
          </table:table-cell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4" office:value-type="string">
            <text:p>org.apache.ibatis.ognl.ASTSelect</text:p>
          </table:table-cell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4" office:value-type="string">
            <text:p>org.apache.ibatis.ognl.ASTSelectFirst</text:p>
          </table:table-cell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4" office:value-type="string">
            <text:p>org.apache.ibatis.ognl.ASTSelectLast</text:p>
          </table:table-cell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4" office:value-type="string">
            <text:p>org.apache.ibatis.ognl.ASTSequence</text:p>
          </table:table-cell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4" office:value-type="string">
            <text:p>org.apache.ibatis.ognl.ASTShiftLeft</text:p>
          </table:table-cell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4" office:value-type="string">
            <text:p>org.apache.ibatis.ognl.ASTShiftRight</text:p>
          </table:table-cell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4" office:value-type="string">
            <text:p>org.apache.ibatis.ognl.ASTStaticField</text:p>
          </table:table-cell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office:value-type="string">
            <text:p>org.apache.ibatis.ognl.ASTStaticMethod</text:p>
          </table:table-cell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4" office:value-type="string">
            <text:p>org.apache.ibatis.ognl.ASTSubtract</text:p>
          </table:table-cell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4" office:value-type="string">
            <text:p>org.apache.ibatis.ognl.ASTTest</text:p>
          </table:table-cell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4" office:value-type="string">
            <text:p>org.apache.ibatis.ognl.ASTThisVarRef</text:p>
          </table:table-cell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4" office:value-type="string">
            <text:p>org.apache.ibatis.ognl.ASTUnsignedShiftRight</text:p>
          </table:table-cell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4" office:value-type="string">
            <text:p>org.apache.ibatis.ognl.ASTVarRef</text:p>
          </table:table-cell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4" office:value-type="string">
            <text:p>org.apache.ibatis.ognl.ASTXor</text:p>
          </table:table-cell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4" office:value-type="string">
            <text:p>org.apache.ibatis.ognl.ClassResolver</text:p>
          </table:table-cell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4" office:value-type="string">
            <text:p>org.apache.ibatis.ognl.CollectionElementsAccessor</text:p>
          </table:table-cell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4" office:value-type="string">
            <text:p>org.apache.ibatis.ognl.DefaultClassResolver</text:p>
          </table:table-cell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4" office:value-type="string">
            <text:p>org.apache.ibatis.ognl.DefaultMemberAccess</text:p>
          </table:table-cell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4" office:value-type="string">
            <text:p>org.apache.ibatis.ognl.DefaultTypeConverter</text:p>
          </table:table-cell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4" office:value-type="string">
            <text:p>org.apache.ibatis.ognl.DynamicSubscript</text:p>
          </table:table-cell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4" office:value-type="string">
            <text:p>org.apache.ibatis.ognl.ElementsAccessor</text:p>
          </table:table-cell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4" office:value-type="string">
            <text:p>org.apache.ibatis.ognl.EnumerationElementsAccessor</text:p>
          </table:table-cell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4" office:value-type="string">
            <text:p>org.apache.ibatis.ognl.EnumerationIterator</text:p>
          </table:table-cell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4" office:value-type="string">
            <text:p>org.apache.ibatis.ognl.EnumerationPropertyAccessor</text:p>
          </table:table-cell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4" office:value-type="string">
            <text:p>org.apache.ibatis.ognl.Evaluation</text:p>
          </table:table-cell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4" office:value-type="string">
            <text:p>org.apache.ibatis.ognl.EvaluationPool</text:p>
          </table:table-cell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4" office:value-type="string">
            <text:p>org.apache.ibatis.ognl.ExpressionNode</text:p>
          </table:table-cell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4" office:value-type="string">
            <text:p>org.apache.ibatis.ognl.ExpressionSyntaxException</text:p>
          </table:table-cell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4" office:value-type="string">
            <text:p>org.apache.ibatis.ognl.InappropriateExpressionException</text:p>
          </table:table-cell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4" office:value-type="string">
            <text:p>org.apache.ibatis.ognl.IntHashMap</text:p>
          </table:table-cell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4" office:value-type="string">
            <text:p>org.apache.ibatis.ognl.IteratorElementsAccessor</text:p>
          </table:table-cell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4" office:value-type="string">
            <text:p>org.apache.ibatis.ognl.IteratorEnumeration</text:p>
          </table:table-cell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4" office:value-type="string">
            <text:p>org.apache.ibatis.ognl.IteratorPropertyAccessor</text:p>
          </table:table-cell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4" office:value-type="string">
            <text:p>org.apache.ibatis.ognl.JavaCharStream</text:p>
          </table:table-cell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4" office:value-type="string">
            <text:p>org.apache.ibatis.ognl.JJTOgnlParserState</text:p>
          </table:table-cell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4" office:value-type="string">
            <text:p>org.apache.ibatis.ognl.ListPropertyAccessor</text:p>
          </table:table-cell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4" office:value-type="string">
            <text:p>org.apache.ibatis.ognl.MapElementsAccessor</text:p>
          </table:table-cell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4" office:value-type="string">
            <text:p>org.apache.ibatis.ognl.MapPropertyAccessor</text:p>
          </table:table-cell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4" office:value-type="string">
            <text:p>org.apache.ibatis.ognl.MemberAccess</text:p>
          </table:table-cell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office:value-type="string">
            <text:p>org.apache.ibatis.ognl.MethodAccessor</text:p>
          </table:table-cell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4" office:value-type="string">
            <text:p>org.apache.ibatis.ognl.MethodFailedException</text:p>
          </table:table-cell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4" office:value-type="string">
            <text:p>org.apache.ibatis.ognl.Node</text:p>
          </table:table-cell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4" office:value-type="string">
            <text:p>org.apache.ibatis.ognl.NoSuchPropertyException</text:p>
          </table:table-cell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4" office:value-type="string">
            <text:p>org.apache.ibatis.ognl.NullHandler</text:p>
          </table:table-cell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4" office:value-type="string">
            <text:p>org.apache.ibatis.ognl.NumberElementsAccessor</text:p>
          </table:table-cell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4" office:value-type="string">
            <text:p>org.apache.ibatis.ognl.NumericTypes</text:p>
          </table:table-cell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4" office:value-type="string">
            <text:p>org.apache.ibatis.ognl.ObjectArrayPool</text:p>
          </table:table-cell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office:value-type="string">
            <text:p>org.apache.ibatis.ognl.ObjectElementsAccessor</text:p>
          </table:table-cell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4" office:value-type="string">
            <text:p>org.apache.ibatis.ognl.ObjectIndexedPropertyDescriptor</text:p>
          </table:table-cell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4" office:value-type="string">
            <text:p>org.apache.ibatis.ognl.ObjectMethodAccessor</text:p>
          </table:table-cell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string">
            <text:p>org.apache.ibatis.ognl.ObjectNullHandler</text:p>
          </table:table-cell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4" office:value-type="string">
            <text:p>org.apache.ibatis.ognl.ObjectPropertyAccessor</text:p>
          </table:table-cell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4" office:value-type="string">
            <text:p>org.apache.ibatis.ognl.Ognl</text:p>
          </table:table-cell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office:value-type="string">
            <text:p>org.apache.ibatis.ognl.OgnlContext</text:p>
          </table:table-cell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4" office:value-type="string">
            <text:p>org.apache.ibatis.ognl.OgnlException</text:p>
          </table:table-cell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4" office:value-type="string">
            <text:p>org.apache.ibatis.ognl.OgnlInvokePermission</text:p>
          </table:table-cell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4" office:value-type="string">
            <text:p>org.apache.ibatis.ognl.OgnlOps</text:p>
          </table:table-cell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4" office:value-type="string">
            <text:p>org.apache.ibatis.ognl.OgnlParser</text:p>
          </table:table-cell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4" office:value-type="string">
            <text:p>org.apache.ibatis.ognl.OgnlParserConstants</text:p>
          </table:table-cell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4" office:value-type="string">
            <text:p>org.apache.ibatis.ognl.OgnlParserTokenManager</text:p>
          </table:table-cell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4" office:value-type="string">
            <text:p>org.apache.ibatis.ognl.OgnlParserTreeConstants</text:p>
          </table:table-cell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4" office:value-type="string">
            <text:p>org.apache.ibatis.ognl.OgnlRuntime</text:p>
          </table:table-cell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4" office:value-type="string">
            <text:p>org.apache.ibatis.ognl.ParseException</text:p>
          </table:table-cell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4" office:value-type="string">
            <text:p>org.apache.ibatis.ognl.PropertyAccessor</text:p>
          </table:table-cell>
        </table:table-row>
        <table:table-row table:style-name="ro2">
          <table:table-cell table:style-name="ce4" office:value-type="float" office:value="267">
            <text:p>267</text:p>
          </table:table-cell>
          <table:table-cell table:style-name="ce4" office:value-type="string">
            <text:p>org.apache.ibatis.ognl.SetPropertyAccessor</text:p>
          </table:table-cell>
        </table:table-row>
        <table:table-row table:style-name="ro2">
          <table:table-cell table:style-name="ce4" office:value-type="float" office:value="272">
            <text:p>272</text:p>
          </table:table-cell>
          <table:table-cell table:style-name="ce4" office:value-type="string">
            <text:p>org.apache.ibatis.ognl.SimpleNode</text:p>
          </table:table-cell>
        </table:table-row>
        <table:table-row table:style-name="ro2">
          <table:table-cell table:style-name="ce4" office:value-type="float" office:value="303">
            <text:p>303</text:p>
          </table:table-cell>
          <table:table-cell table:style-name="ce4" office:value-type="string">
            <text:p>org.apache.ibatis.ognl.Token</text:p>
          </table:table-cell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4" office:value-type="string">
            <text:p>org.apache.ibatis.ognl.TokenMgrError</text:p>
          </table:table-cell>
        </table:table-row>
        <table:table-row table:style-name="ro2">
          <table:table-cell table:style-name="ce4" office:value-type="float" office:value="315">
            <text:p>315</text:p>
          </table:table-cell>
          <table:table-cell table:style-name="ce4" office:value-type="string">
            <text:p>org.apache.ibatis.ognl.TypeConverter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org.apache.ibatis.parsing.GenericTokenParser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org.apache.ibatis.parsing.ParsingException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org.apache.ibatis.parsing.PropertyParser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org.apache.ibatis.parsing.TokenHandler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org.apache.ibatis.parsing.XNode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org.apache.ibatis.parsing.XPathParser</text:p>
          </table:table-cell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4" office:value-type="string">
            <text:p>org.apache.ibatis.plugin.Interceptor</text:p>
          </table:table-cell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office:value-type="string">
            <text:p>org.apache.ibatis.plugin.InterceptorChain</text:p>
          </table:table-cell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4" office:value-type="string">
            <text:p>org.apache.ibatis.plugin.Intercepts</text:p>
          </table:table-cell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4" office:value-type="string">
            <text:p>org.apache.ibatis.plugin.Invocation</text:p>
          </table:table-cell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4" office:value-type="string">
            <text:p>org.apache.ibatis.plugin.Plugin</text:p>
          </table:table-cell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4" office:value-type="string">
            <text:p>org.apache.ibatis.plugin.PluginException</text:p>
          </table:table-cell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office:value-type="string">
            <text:p>org.apache.ibatis.plugin.Signature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org.apache.ibatis.reflection.ExceptionUti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rg.apache.ibatis.reflection.factory.DefaultObjectFactory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org.apache.ibatis.reflection.factory.ObjectFactory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g.apache.ibatis.reflection.invoker.GetFieldInvoker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org.apache.ibatis.reflection.invoker.Invoker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org.apache.ibatis.reflection.invoker.MethodInvoker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org.apache.ibatis.reflection.invoker.SetFieldInvoker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org.apache.ibatis.reflection.MetaClass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org.apache.ibatis.reflection.MetaObject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org.apache.ibatis.reflection.property.PropertyNamer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org.apache.ibatis.reflection.property.PropertyTokenizer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org.apache.ibatis.reflection.ReflectionException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org.apache.ibatis.reflection.Reflector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rg.apache.ibatis.reflection.wrapper.BaseWrapper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rg.apache.ibatis.reflection.wrapper.BeanWrapper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org.apache.ibatis.reflection.wrapper.DefaultObjectWrapperFactory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org.apache.ibatis.reflection.wrapper.MapWrapper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rg.apache.ibatis.reflection.wrapper.ObjectWrapper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rg.apache.ibatis.reflection.wrapper.ObjectWrapperFactory</text:p>
          </table:table-cell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4" office:value-type="string">
            <text:p>org.apache.ibatis.session.AutoMappingBehavior</text:p>
          </table:table-cell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4" office:value-type="string">
            <text:p>org.apache.ibatis.session.Configuration</text:p>
          </table:table-cell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string">
            <text:p>org.apache.ibatis.session.defaults.DefaultSqlSession</text:p>
          </table:table-cell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4" office:value-type="string">
            <text:p>org.apache.ibatis.session.defaults.DefaultSqlSessionFactory</text:p>
          </table:table-cell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4" office:value-type="string">
            <text:p>org.apache.ibatis.session.ExecutorType</text:p>
          </table:table-cell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4" office:value-type="string">
            <text:p>org.apache.ibatis.session.ResultContext</text:p>
          </table:table-cell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4" office:value-type="string">
            <text:p>org.apache.ibatis.session.ResultHandler</text:p>
          </table:table-cell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4" office:value-type="string">
            <text:p>org.apache.ibatis.session.RowBounds</text:p>
          </table:table-cell>
        </table:table-row>
        <table:table-row table:style-name="ro2">
          <table:table-cell table:style-name="ce4" office:value-type="float" office:value="283">
            <text:p>283</text:p>
          </table:table-cell>
          <table:table-cell table:style-name="ce4" office:value-type="string">
            <text:p>org.apache.ibatis.session.SqlSession</text:p>
          </table:table-cell>
        </table:table-row>
        <table:table-row table:style-name="ro2">
          <table:table-cell table:style-name="ce4" office:value-type="float" office:value="284">
            <text:p>284</text:p>
          </table:table-cell>
          <table:table-cell table:style-name="ce4" office:value-type="string">
            <text:p>org.apache.ibatis.session.SqlSessionException</text:p>
          </table:table-cell>
        </table:table-row>
        <table:table-row table:style-name="ro2">
          <table:table-cell table:style-name="ce4" office:value-type="float" office:value="285">
            <text:p>285</text:p>
          </table:table-cell>
          <table:table-cell table:style-name="ce4" office:value-type="string">
            <text:p>org.apache.ibatis.session.SqlSessionFactory</text:p>
          </table:table-cell>
        </table:table-row>
        <table:table-row table:style-name="ro2">
          <table:table-cell table:style-name="ce4" office:value-type="float" office:value="286">
            <text:p>286</text:p>
          </table:table-cell>
          <table:table-cell table:style-name="ce4" office:value-type="string">
            <text:p>org.apache.ibatis.session.SqlSessionFactoryBuilder</text:p>
          </table:table-cell>
        </table:table-row>
        <table:table-row table:style-name="ro2">
          <table:table-cell table:style-name="ce4" office:value-type="float" office:value="287">
            <text:p>287</text:p>
          </table:table-cell>
          <table:table-cell table:style-name="ce4" office:value-type="string">
            <text:p>org.apache.ibatis.session.SqlSessionManager</text:p>
          </table:table-cell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office:value-type="string">
            <text:p>org.apache.ibatis.session.TransactionIsolationLeve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org.apache.ibatis.transaction.jdbc.JdbcTransaction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org.apache.ibatis.transaction.jdbc.JdbcTransactionFactory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org.apache.ibatis.transaction.managed.ManagedTransaction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org.apache.ibatis.transaction.managed.ManagedTransactionFactory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org.apache.ibatis.transaction.Transaction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org.apache.ibatis.transaction.TransactionException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org.apache.ibatis.transaction.TransactionFactory</text:p>
          </table:table-cell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4" office:value-type="string">
            <text:p>org.apache.ibatis.type.BaseTypeHandler</text:p>
          </table:table-cell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4" office:value-type="string">
            <text:p>org.apache.ibatis.type.BigDecimalTypeHandler</text:p>
          </table:table-cell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4" office:value-type="string">
            <text:p>org.apache.ibatis.type.BlobTypeHandler</text:p>
          </table:table-cell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4" office:value-type="string">
            <text:p>org.apache.ibatis.type.BooleanTypeHandler</text:p>
          </table:table-cell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4" office:value-type="string">
            <text:p>org.apache.ibatis.type.ByteArrayTypeHandler</text:p>
          </table:table-cell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4" office:value-type="string">
            <text:p>org.apache.ibatis.type.ByteTypeHandler</text:p>
          </table:table-cell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office:value-type="string">
            <text:p>org.apache.ibatis.type.ClobTypeHandler</text:p>
          </table:table-cell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4" office:value-type="string">
            <text:p>org.apache.ibatis.type.DateOnlyTypeHandler</text:p>
          </table:table-cell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4" office:value-type="string">
            <text:p>org.apache.ibatis.type.DateTypeHandler</text:p>
          </table:table-cell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4" office:value-type="string">
            <text:p>org.apache.ibatis.type.DoubleTypeHandler</text:p>
          </table:table-cell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office:value-type="string">
            <text:p>org.apache.ibatis.type.EnumTypeHandler</text:p>
          </table:table-cell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4" office:value-type="string">
            <text:p>org.apache.ibatis.type.FloatTypeHandler</text:p>
          </table:table-cell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4" office:value-type="string">
            <text:p>org.apache.ibatis.type.IntegerTypeHandler</text:p>
          </table:table-cell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4" office:value-type="string">
            <text:p>org.apache.ibatis.type.JdbcType</text:p>
          </table:table-cell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4" office:value-type="string">
            <text:p>org.apache.ibatis.type.LongTypeHandler</text:p>
          </table:table-cell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4" office:value-type="string">
            <text:p>org.apache.ibatis.type.MappedTypes</text:p>
          </table:table-cell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4" office:value-type="string">
            <text:p>org.apache.ibatis.type.NClobTypeHandler</text:p>
          </table:table-cell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4" office:value-type="string">
            <text:p>org.apache.ibatis.type.NStringTypeHandler</text:p>
          </table:table-cell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4" office:value-type="string">
            <text:p>org.apache.ibatis.type.ObjectTypeHandler</text:p>
          </table:table-cell>
        </table:table-row>
        <table:table-row table:style-name="ro2">
          <table:table-cell table:style-name="ce4" office:value-type="float" office:value="269">
            <text:p>269</text:p>
          </table:table-cell>
          <table:table-cell table:style-name="ce4" office:value-type="string">
            <text:p>org.apache.ibatis.type.ShortTypeHandler</text:p>
          </table:table-cell>
        </table:table-row>
        <table:table-row table:style-name="ro2">
          <table:table-cell table:style-name="ce4" office:value-type="float" office:value="274">
            <text:p>274</text:p>
          </table:table-cell>
          <table:table-cell table:style-name="ce4" office:value-type="string">
            <text:p>org.apache.ibatis.type.SimpleTypeRegistry</text:p>
          </table:table-cell>
        </table:table-row>
        <table:table-row table:style-name="ro2">
          <table:table-cell table:style-name="ce4" office:value-type="float" office:value="279">
            <text:p>279</text:p>
          </table:table-cell>
          <table:table-cell table:style-name="ce4" office:value-type="string">
            <text:p>org.apache.ibatis.type.SqlDateTypeHandler</text:p>
          </table:table-cell>
        </table:table-row>
        <table:table-row table:style-name="ro2">
          <table:table-cell table:style-name="ce4" office:value-type="float" office:value="291">
            <text:p>291</text:p>
          </table:table-cell>
          <table:table-cell table:style-name="ce4" office:value-type="string">
            <text:p>org.apache.ibatis.type.SqlTimestampTypeHandler</text:p>
          </table:table-cell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office:value-type="string">
            <text:p>org.apache.ibatis.type.SqlTimeTypeHandler</text:p>
          </table:table-cell>
        </table:table-row>
        <table:table-row table:style-name="ro2">
          <table:table-cell table:style-name="ce4" office:value-type="float" office:value="298">
            <text:p>298</text:p>
          </table:table-cell>
          <table:table-cell table:style-name="ce4" office:value-type="string">
            <text:p>org.apache.ibatis.type.StringTypeHandler</text:p>
          </table:table-cell>
        </table:table-row>
        <table:table-row table:style-name="ro2">
          <table:table-cell table:style-name="ce4" office:value-type="float" office:value="302">
            <text:p>302</text:p>
          </table:table-cell>
          <table:table-cell table:style-name="ce4" office:value-type="string">
            <text:p>org.apache.ibatis.type.TimeOnlyTypeHandler</text:p>
          </table:table-cell>
        </table:table-row>
        <table:table-row table:style-name="ro2">
          <table:table-cell table:style-name="ce4" office:value-type="float" office:value="314">
            <text:p>314</text:p>
          </table:table-cell>
          <table:table-cell table:style-name="ce4" office:value-type="string">
            <text:p>org.apache.ibatis.type.TypeAliasRegistry</text:p>
          </table:table-cell>
        </table:table-row>
        <table:table-row table:style-name="ro2">
          <table:table-cell table:style-name="ce4" office:value-type="float" office:value="316">
            <text:p>316</text:p>
          </table:table-cell>
          <table:table-cell table:style-name="ce4" office:value-type="string">
            <text:p>org.apache.ibatis.type.TypeException</text:p>
          </table:table-cell>
        </table:table-row>
        <table:table-row table:style-name="ro2">
          <table:table-cell table:style-name="ce4" office:value-type="float" office:value="317">
            <text:p>317</text:p>
          </table:table-cell>
          <table:table-cell table:style-name="ce4" office:value-type="string">
            <text:p>org.apache.ibatis.type.TypeHandler</text:p>
          </table:table-cell>
        </table:table-row>
        <table:table-row table:style-name="ro2">
          <table:table-cell table:style-name="ce4" office:value-type="float" office:value="318">
            <text:p>318</text:p>
          </table:table-cell>
          <table:table-cell table:style-name="ce4" office:value-type="string">
            <text:p>org.apache.ibatis.type.TypeHandlerRegistry</text:p>
          </table:table-cell>
        </table:table-row>
        <table:table-row table:style-name="ro2">
          <table:table-cell table:style-name="ce4" office:value-type="float" office:value="319">
            <text:p>319</text:p>
          </table:table-cell>
          <table:table-cell table:style-name="ce4" office:value-type="string">
            <text:p>org.apache.ibatis.type.UnknownTypeHandler</text:p>
          </table:table-cell>
        </table:table-row>
        <table:table-row table:style-name="ro2" table:number-rows-repeated="1048244">
          <table:table-cell table:number-columns-repeated="2"/>
        </table:table-row>
        <table:table-row table:style-name="ro2">
          <table:table-cell table:number-columns-repeated="2"/>
        </table:table-row>
      </table:table>
      <table:database-ranges>
        <table:database-range table:target-range-address="OO_JHotDraw.A1:OO_JHotDraw.B15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/02/2012</text:date>, <text:time>15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esley Klewerton</meta:initial-creator>
    <meta:creation-date>2012-01-23T17:19:51</meta:creation-date>
    <dc:date>2012-02-01T15:24:05</dc:date>
    <dc:creator>Wesley Klewerton</dc:creator>
    <meta:editing-duration>PT01H48M30S</meta:editing-duration>
    <meta:editing-cycles>27</meta:editing-cycles>
    <meta:generator>OpenOffice.org/3.2$Linux OpenOffice.org_project/320m12$Build-9483</meta:generator>
    <meta:document-statistic meta:table-count="8" meta:cell-count="3070" meta:object-count="0"/>
  </office:meta>
</office:document-meta>
</file>